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9.99pt"/>
    </style:style>
    <style:style style:name="co2" style:family="table-column">
      <style:table-column-properties fo:break-before="auto" style:column-width="61.51pt"/>
    </style:style>
    <style:style style:name="co3" style:family="table-column">
      <style:table-column-properties fo:break-before="auto" style:column-width="105.76pt"/>
    </style:style>
    <style:style style:name="co4" style:family="table-column">
      <style:table-column-properties fo:break-before="auto" style:column-width="123pt"/>
    </style:style>
    <style:style style:name="co5" style:family="table-column">
      <style:table-column-properties fo:break-before="auto" style:column-width="86.26pt"/>
    </style:style>
    <style:style style:name="ro1" style:family="table-row">
      <style:table-row-properties style:row-height="46.26pt" fo:break-before="auto" style:use-optimal-row-height="false"/>
    </style:style>
    <style:style style:name="ro2" style:family="table-row">
      <style:table-row-properties style:row-height="14.91pt" fo:break-before="auto" style:use-optimal-row-height="true"/>
    </style:style>
    <style:style style:name="ro3" style:family="table-row">
      <style:table-row-properties style:row-height="14.51pt" fo:break-before="auto" style:use-optimal-row-height="true"/>
    </style:style>
    <style:style style:name="ro4" style:family="table-row">
      <style:table-row-properties style:row-height="14.5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8pt" fo:break-before="auto" style:use-optimal-row-height="true"/>
    </style:style>
    <style:style style:name="ro7" style:family="table-row">
      <style:table-row-properties style:row-height="45.01pt" fo:break-before="auto" style:use-optimal-row-height="false"/>
    </style:style>
    <style:style style:name="ro8" style:family="table-row">
      <style:table-row-properties style:row-height="33.99pt"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 style:family="table-cell" style:parent-style-name="Default" style:data-style-name="N100">
      <style:table-cell-properties style:rotation-align="none"/>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1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Default">
      <style:table-cell-properties fo:background-color="#ffff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T1" style:family="text">
      <style:text-properties style:font-name="Calibri" style:font-style-complex="normal" style:font-style-asian="normal" style:font-weight-complex="bold" style:font-weight-asian="bold" style:font-size-complex="11pt" style:font-size-asian="11pt" style:font-name-complex="Calibri" fo:color="#000000" style:text-position="0%" style:text-outline="false" fo:font-style="normal" style:text-line-through-type="none" style:text-underline-style="none" style:text-underline-color="font-color" fo:font-weight="bold" fo:font-size="11pt" fo:text-shadow="none"/>
    </style:style>
    <style:style style:name="T2" style:family="text">
      <style:text-properties style:font-name="Calibri" style:font-style-complex="normal" style:font-style-asian="normal" style:font-size-complex="11pt" style:font-size-asian="11pt" style:font-name-complex="Calibri" fo:color="#000000" style:text-position="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30"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2" table:number-columns-repeated="989" table:default-cell-style-name="Default"/>
        <table:table-row table:style-name="ro1">
          <table:table-cell table:style-name="ce1" office:value-type="string" calcext:value-type="string">
            <text:p>MACRO STATE</text:p>
          </table:table-cell>
          <table:table-cell table:style-name="ce1" office:value-type="string" calcext:value-type="string">
            <text:p>PriClr</text:p>
          </table:table-cell>
          <table:table-cell table:style-name="ce1" office:value-type="string" calcext:value-type="string">
            <text:p>DrIO</text:p>
          </table:table-cell>
          <table:table-cell table:style-name="ce1" office:value-type="string" calcext:value-type="string">
            <text:p>IntAck</text:p>
          </table:table-cell>
          <table:table-cell table:style-name="ce1" office:value-type="string" calcext:value-type="string">
            <text:p>EnInt</text:p>
          </table:table-cell>
          <table:table-cell table:style-name="ce1" office:value-type="string" calcext:value-type="string">
            <text:p>LdEnInt</text:p>
          </table:table-cell>
          <table:table-cell table:style-name="ce8" office:value-type="string" calcext:value-type="string">
            <text:p>ChkCmp</text:p>
          </table:table-cell>
          <table:table-cell table:style-name="ce8" office:value-type="string" calcext:value-type="string">
            <text:p>OPTest</text:p>
          </table:table-cell>
          <table:table-cell table:style-name="ce8" office:value-type="string" calcext:value-type="string">
            <text:p>ALUHi</text:p>
          </table:table-cell>
          <table:table-cell table:style-name="ce8" office:value-type="string" calcext:value-type="string">
            <text:p>ALULo</text:p>
          </table:table-cell>
          <table:table-cell table:style-name="ce8" office:value-type="string" calcext:value-type="string">
            <text:p>RegSelHi</text:p>
          </table:table-cell>
          <table:table-cell table:style-name="ce8" office:value-type="string" calcext:value-type="string">
            <text:p>RegSelLo</text:p>
          </table:table-cell>
          <table:table-cell table:style-name="ce8" office:value-type="string" calcext:value-type="string">
            <text:p>WrMEM</text:p>
          </table:table-cell>
          <table:table-cell table:style-name="ce8" office:value-type="string" calcext:value-type="string">
            <text:p>WrREG</text:p>
          </table:table-cell>
          <table:table-cell table:style-name="ce8" office:value-type="string" calcext:value-type="string">
            <text:p>LdCmp</text:p>
          </table:table-cell>
          <table:table-cell table:style-name="ce8" office:value-type="string" calcext:value-type="string">
            <text:p>LdB</text:p>
          </table:table-cell>
          <table:table-cell table:style-name="ce8" office:value-type="string" calcext:value-type="string">
            <text:p>LdA</text:p>
          </table:table-cell>
          <table:table-cell table:style-name="ce8" office:value-type="string" calcext:value-type="string">
            <text:p>LdMAR</text:p>
          </table:table-cell>
          <table:table-cell table:style-name="ce8" office:value-type="string" calcext:value-type="string">
            <text:p>LdIR</text:p>
          </table:table-cell>
          <table:table-cell table:style-name="ce8" office:value-type="string" calcext:value-type="string">
            <text:p>LdPC</text:p>
          </table:table-cell>
          <table:table-cell table:style-name="ce8" office:value-type="string" calcext:value-type="string">
            <text:p>DrOFF</text:p>
          </table:table-cell>
          <table:table-cell table:style-name="ce8" office:value-type="string" calcext:value-type="string">
            <text:p>DrPC</text:p>
          </table:table-cell>
          <table:table-cell table:style-name="ce8" office:value-type="string" calcext:value-type="string">
            <text:p>DrALU</text:p>
          </table:table-cell>
          <table:table-cell table:style-name="ce8" office:value-type="string" calcext:value-type="string">
            <text:p>DrMEM</text:p>
          </table:table-cell>
          <table:table-cell table:style-name="ce8" office:value-type="string" calcext:value-type="string">
            <text:p>DrREG</text:p>
          </table:table-cell>
          <table:table-cell table:style-name="ce8" office:value-type="string" calcext:value-type="string">
            <text:p>NS[5]</text:p>
          </table:table-cell>
          <table:table-cell table:style-name="ce8" office:value-type="string" calcext:value-type="string">
            <text:p>NS[4]</text:p>
          </table:table-cell>
          <table:table-cell table:style-name="ce8" office:value-type="string" calcext:value-type="string">
            <text:p>NS[3]</text:p>
          </table:table-cell>
          <table:table-cell table:style-name="ce8" office:value-type="string" calcext:value-type="string">
            <text:p>NS[2]</text:p>
          </table:table-cell>
          <table:table-cell table:style-name="ce8" office:value-type="string" calcext:value-type="string">
            <text:p>NS[1]</text:p>
          </table:table-cell>
          <table:table-cell table:style-name="ce8" office:value-type="string" calcext:value-type="string">
            <text:p>NS[0]</text:p>
          </table:table-cell>
          <table:table-cell table:style-name="ce1" office:value-type="string" calcext:value-type="string">
            <text:p>State Number</text:p>
          </table:table-cell>
          <table:table-cell table:style-name="ce14" office:value-type="string" calcext:value-type="string">
            <text:p>Computed NS Number (For verification)</text:p>
          </table:table-cell>
          <table:table-cell table:style-name="ce17" office:value-type="string" calcext:value-type="string">
            <text:p>Hex Value</text:p>
          </table:table-cell>
          <table:table-cell table:number-columns-repeated="990"/>
        </table:table-row>
        <table:table-row table:style-name="ro2">
          <table:table-cell table:style-name="ce2" office:value-type="string" calcext:value-type="string">
            <text:p>CHECKINT</text:p>
          </table:table-cell>
          <table:table-cell table:number-columns-repeated="5"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23" table:style-name="ce7" office:value-type="float" office:value="0" calcext:value-type="float">
            <text:p>0</text:p>
          </table:table-cell>
          <table:table-cell table:style-name="ce1" office:value-type="float" office:value="0" calcext:value-type="float">
            <text:p>0</text:p>
          </table:table-cell>
          <table:table-cell table:style-name="ce15" table:formula="of:=BIN2DEC(CONCATENATE([.Z2];[.AA2];[.AB2];[.AC2];[.AD2];[.AE2]))" office:value-type="float" office:value="0" calcext:value-type="float">
            <text:p>0</text:p>
          </table:table-cell>
          <table:table-cell table:style-name="ce18" table:formula="of:=BIN2HEX(CONCATENATE([.B2];[.C2];[.D2];[.E2];[.F2];[.G2]); 2)&amp;BIN2HEX(CONCATENATE([.H2];[.I2];[.J2];[.K2];[.L2];[.M2];[.N2];[.O2]); 2)&amp;BIN2HEX(CONCATENATE([.P2];[.Q2];[.R2];[.S2];[.T2];[.U2];[.V2];[.W2]); 2)&amp;BIN2HEX(CONCATENATE([.X2];[.Y2];[.Z2];[.AA2];[.AB2];[.AC2];[.AD2];[.AE2]); 2)" office:value-type="string" office:string-value="01800000" calcext:value-type="string">
            <text:p>01800000</text:p>
          </table:table-cell>
          <table:table-cell table:number-columns-repeated="990"/>
        </table:table-row>
        <table:table-row table:style-name="ro2">
          <table:table-cell table:style-name="ce3" office:value-type="string" calcext:value-type="string">
            <text:p>FETCH0</text:p>
          </table:table-cell>
          <table:table-cell table:number-columns-repeated="15"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1" calcext:value-type="float">
            <text:p>1</text:p>
          </table:table-cell>
          <table:table-cell table:style-name="ce15" table:formula="of:=BIN2DEC(CONCATENATE([.Z3];[.AA3];[.AB3];[.AC3];[.AD3];[.AE3]))" office:value-type="float" office:value="2" calcext:value-type="float">
            <text:p>2</text:p>
          </table:table-cell>
          <table:table-cell table:style-name="ce18" table:formula="of:=BIN2HEX(CONCATENATE([.B3];[.C3];[.D3];[.E3];[.F3];[.G3]); 2)&amp;BIN2HEX(CONCATENATE([.H3];[.I3];[.J3];[.K3];[.L3];[.M3];[.N3];[.O3]); 2)&amp;BIN2HEX(CONCATENATE([.P3];[.Q3];[.R3];[.S3];[.T3];[.U3];[.V3];[.W3]); 2)&amp;BIN2HEX(CONCATENATE([.X3];[.Y3];[.Z3];[.AA3];[.AB3];[.AC3];[.AD3];[.AE3]); 2)" office:value-type="string" office:string-value="00006202" calcext:value-type="string">
            <text:p>00006202</text:p>
          </table:table-cell>
          <table:table-cell table:number-columns-repeated="990"/>
        </table:table-row>
        <table:table-row table:style-name="ro2">
          <table:table-cell table:style-name="ce2" office:value-type="string" calcext:value-type="string">
            <text:p>FETCH1</text:p>
          </table:table-cell>
          <table:table-cell table:number-columns-repeated="17"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2" calcext:value-type="float">
            <text:p>2</text:p>
          </table:table-cell>
          <table:table-cell table:style-name="ce15" table:formula="of:=BIN2DEC(CONCATENATE([.Z4];[.AA4];[.AB4];[.AC4];[.AD4];[.AE4]))" office:value-type="float" office:value="3" calcext:value-type="float">
            <text:p>3</text:p>
          </table:table-cell>
          <table:table-cell table:style-name="ce18" table:formula="of:=BIN2HEX(CONCATENATE([.B4];[.C4];[.D4];[.E4];[.F4];[.G4]); 2)&amp;BIN2HEX(CONCATENATE([.H4];[.I4];[.J4];[.K4];[.L4];[.M4];[.N4];[.O4]); 2)&amp;BIN2HEX(CONCATENATE([.P4];[.Q4];[.R4];[.S4];[.T4];[.U4];[.V4];[.W4]); 2)&amp;BIN2HEX(CONCATENATE([.X4];[.Y4];[.Z4];[.AA4];[.AB4];[.AC4];[.AD4];[.AE4]); 2)" office:value-type="string" office:string-value="00001083" calcext:value-type="string">
            <text:p>00001083</text:p>
          </table:table-cell>
          <table:table-cell table:number-columns-repeated="990"/>
        </table:table-row>
        <table:table-row table:style-name="ro2">
          <table:table-cell table:style-name="ce2" office:value-type="string" calcext:value-type="string">
            <text:p>FETCH2</text:p>
          </table:table-cell>
          <table:table-cell table:number-columns-repeated="6" table:style-name="ce7" office:value-type="float" office:value="0" calcext:value-type="float">
            <text:p>0</text:p>
          </table:table-cell>
          <table:table-cell table:number-columns-repeated="3" table:style-name="ce7" office:value-type="float" office:value="1" calcext:value-type="float">
            <text:p>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3" calcext:value-type="float">
            <text:p>3</text:p>
          </table:table-cell>
          <table:table-cell table:style-name="ce15" table:formula="of:=BIN2DEC(CONCATENATE([.Z5];[.AA5];[.AB5];[.AC5];[.AD5];[.AE5]))" office:value-type="float" office:value="0" calcext:value-type="float">
            <text:p>0</text:p>
          </table:table-cell>
          <table:table-cell table:style-name="ce18" table:formula="of:=BIN2HEX(CONCATENATE([.B5];[.C5];[.D5];[.E5];[.F5];[.G5]); 2)&amp;BIN2HEX(CONCATENATE([.H5];[.I5];[.J5];[.K5];[.L5];[.M5];[.N5];[.O5]); 2)&amp;BIN2HEX(CONCATENATE([.P5];[.Q5];[.R5];[.S5];[.T5];[.U5];[.V5];[.W5]); 2)&amp;BIN2HEX(CONCATENATE([.X5];[.Y5];[.Z5];[.AA5];[.AB5];[.AC5];[.AD5];[.AE5]); 2)" office:value-type="string" office:string-value="00E00900" calcext:value-type="string">
            <text:p>00E00900</text:p>
          </table:table-cell>
          <table:table-cell table:number-columns-repeated="990"/>
        </table:table-row>
        <table:table-row table:style-name="ro2">
          <table:table-cell table:style-name="ce2" office:value-type="string" calcext:value-type="string">
            <text:p>ADD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4" calcext:value-type="float">
            <text:p>4</text:p>
          </table:table-cell>
          <table:table-cell table:style-name="ce15" table:formula="of:=BIN2DEC(CONCATENATE([.Z6];[.AA6];[.AB6];[.AC6];[.AD6];[.AE6]))" office:value-type="float" office:value="5" calcext:value-type="float">
            <text:p>5</text:p>
          </table:table-cell>
          <table:table-cell table:style-name="ce18" table:formula="of:=BIN2HEX(CONCATENATE([.B6];[.C6];[.D6];[.E6];[.F6];[.G6]); 2)&amp;BIN2HEX(CONCATENATE([.H6];[.I6];[.J6];[.K6];[.L6];[.M6];[.N6];[.O6]); 2)&amp;BIN2HEX(CONCATENATE([.P6];[.Q6];[.R6];[.S6];[.T6];[.U6];[.V6];[.W6]); 2)&amp;BIN2HEX(CONCATENATE([.X6];[.Y6];[.Z6];[.AA6];[.AB6];[.AC6];[.AD6];[.AE6]); 2)" office:value-type="string" office:string-value="00084045" calcext:value-type="string">
            <text:p>00084045</text:p>
          </table:table-cell>
          <table:table-cell table:number-columns-repeated="990"/>
        </table:table-row>
        <table:table-row table:style-name="ro2">
          <table:table-cell table:style-name="ce2" office:value-type="string" calcext:value-type="string">
            <text:p>ADD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5" calcext:value-type="float">
            <text:p>5</text:p>
          </table:table-cell>
          <table:table-cell table:style-name="ce15" table:formula="of:=BIN2DEC(CONCATENATE([.Z7];[.AA7];[.AB7];[.AC7];[.AD7];[.AE7]))" office:value-type="float" office:value="6" calcext:value-type="float">
            <text:p>6</text:p>
          </table:table-cell>
          <table:table-cell table:style-name="ce18" table:formula="of:=BIN2HEX(CONCATENATE([.B7];[.C7];[.D7];[.E7];[.F7];[.G7]); 2)&amp;BIN2HEX(CONCATENATE([.H7];[.I7];[.J7];[.K7];[.L7];[.M7];[.N7];[.O7]); 2)&amp;BIN2HEX(CONCATENATE([.P7];[.Q7];[.R7];[.S7];[.T7];[.U7];[.V7];[.W7]); 2)&amp;BIN2HEX(CONCATENATE([.X7];[.Y7];[.Z7];[.AA7];[.AB7];[.AC7];[.AD7];[.AE7]); 2)" office:value-type="string" office:string-value="00108046" calcext:value-type="string">
            <text:p>00108046</text:p>
          </table:table-cell>
          <table:table-cell table:number-columns-repeated="990"/>
        </table:table-row>
        <table:table-row table:style-name="ro2">
          <table:table-cell table:style-name="ce2" office:value-type="string" calcext:value-type="string">
            <text:p>ADD2</text:p>
          </table:table-cell>
          <table:table-cell table:number-columns-repeated="12"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6" calcext:value-type="float">
            <text:p>6</text:p>
          </table:table-cell>
          <table:table-cell table:style-name="ce15" table:formula="of:=BIN2DEC(CONCATENATE([.Z8];[.AA8];[.AB8];[.AC8];[.AD8];[.AE8]))" office:value-type="float" office:value="0" calcext:value-type="float">
            <text:p>0</text:p>
          </table:table-cell>
          <table:table-cell table:style-name="ce18" table:formula="of:=BIN2HEX(CONCATENATE([.B8];[.C8];[.D8];[.E8];[.F8];[.G8]); 2)&amp;BIN2HEX(CONCATENATE([.H8];[.I8];[.J8];[.K8];[.L8];[.M8];[.N8];[.O8]); 2)&amp;BIN2HEX(CONCATENATE([.P8];[.Q8];[.R8];[.S8];[.T8];[.U8];[.V8];[.W8]); 2)&amp;BIN2HEX(CONCATENATE([.X8];[.Y8];[.Z8];[.AA8];[.AB8];[.AC8];[.AD8];[.AE8]); 2)" office:value-type="string" office:string-value="00020100" calcext:value-type="string">
            <text:p>00020100</text:p>
          </table:table-cell>
          <table:table-cell table:number-columns-repeated="990"/>
        </table:table-row>
        <table:table-row table:style-name="ro2">
          <table:table-cell table:style-name="ce2" office:value-type="string" calcext:value-type="string">
            <text:p>ADDI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 office:value-type="float" office:value="7" calcext:value-type="float">
            <text:p>7</text:p>
          </table:table-cell>
          <table:table-cell table:style-name="ce15" table:formula="of:=BIN2DEC(CONCATENATE([.Z9];[.AA9];[.AB9];[.AC9];[.AD9];[.AE9]))" office:value-type="float" office:value="8" calcext:value-type="float">
            <text:p>8</text:p>
          </table:table-cell>
          <table:table-cell table:style-name="ce18" table:formula="of:=BIN2HEX(CONCATENATE([.B9];[.C9];[.D9];[.E9];[.F9];[.G9]); 2)&amp;BIN2HEX(CONCATENATE([.H9];[.I9];[.J9];[.K9];[.L9];[.M9];[.N9];[.O9]); 2)&amp;BIN2HEX(CONCATENATE([.P9];[.Q9];[.R9];[.S9];[.T9];[.U9];[.V9];[.W9]); 2)&amp;BIN2HEX(CONCATENATE([.X9];[.Y9];[.Z9];[.AA9];[.AB9];[.AC9];[.AD9];[.AE9]); 2)" office:value-type="string" office:string-value="00084048" calcext:value-type="string">
            <text:p>00084048</text:p>
          </table:table-cell>
          <table:table-cell table:number-columns-repeated="990"/>
        </table:table-row>
        <table:table-row table:style-name="ro2">
          <table:table-cell table:style-name="ce2" office:value-type="string" calcext:value-type="string">
            <text:p>ADDI1</text:p>
          </table:table-cell>
          <table:table-cell table:number-columns-repeated="1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8" calcext:value-type="float">
            <text:p>8</text:p>
          </table:table-cell>
          <table:table-cell table:style-name="ce15" table:formula="of:=BIN2DEC(CONCATENATE([.Z10];[.AA10];[.AB10];[.AC10];[.AD10];[.AE10]))" office:value-type="float" office:value="6" calcext:value-type="float">
            <text:p>6</text:p>
          </table:table-cell>
          <table:table-cell table:style-name="ce18" table:formula="of:=BIN2HEX(CONCATENATE([.B10];[.C10];[.D10];[.E10];[.F10];[.G10]); 2)&amp;BIN2HEX(CONCATENATE([.H10];[.I10];[.J10];[.K10];[.L10];[.M10];[.N10];[.O10]); 2)&amp;BIN2HEX(CONCATENATE([.P10];[.Q10];[.R10];[.S10];[.T10];[.U10];[.V10];[.W10]); 2)&amp;BIN2HEX(CONCATENATE([.X10];[.Y10];[.Z10];[.AA10];[.AB10];[.AC10];[.AD10];[.AE10]); 2)" office:value-type="string" office:string-value="00008406" calcext:value-type="string">
            <text:p>00008406</text:p>
          </table:table-cell>
          <table:table-cell table:number-columns-repeated="990"/>
        </table:table-row>
        <table:table-row table:style-name="ro2">
          <table:table-cell table:style-name="ce2" office:value-type="string" calcext:value-type="string">
            <text:p>NAND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9" calcext:value-type="float">
            <text:p>9</text:p>
          </table:table-cell>
          <table:table-cell table:style-name="ce15" table:formula="of:=BIN2DEC(CONCATENATE([.Z11];[.AA11];[.AB11];[.AC11];[.AD11];[.AE11]))" office:value-type="float" office:value="10" calcext:value-type="float">
            <text:p>10</text:p>
          </table:table-cell>
          <table:table-cell table:style-name="ce18" table:formula="of:=BIN2HEX(CONCATENATE([.B11];[.C11];[.D11];[.E11];[.F11];[.G11]); 2)&amp;BIN2HEX(CONCATENATE([.H11];[.I11];[.J11];[.K11];[.L11];[.M11];[.N11];[.O11]); 2)&amp;BIN2HEX(CONCATENATE([.P11];[.Q11];[.R11];[.S11];[.T11];[.U11];[.V11];[.W11]); 2)&amp;BIN2HEX(CONCATENATE([.X11];[.Y11];[.Z11];[.AA11];[.AB11];[.AC11];[.AD11];[.AE11]); 2)" office:value-type="string" office:string-value="0008404A" calcext:value-type="string">
            <text:p>0008404A</text:p>
          </table:table-cell>
          <table:table-cell table:number-columns-repeated="990"/>
        </table:table-row>
        <table:table-row table:style-name="ro2">
          <table:table-cell table:style-name="ce2" office:value-type="string" calcext:value-type="string">
            <text:p>NAND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10" calcext:value-type="float">
            <text:p>10</text:p>
          </table:table-cell>
          <table:table-cell table:style-name="ce15" table:formula="of:=BIN2DEC(CONCATENATE([.Z12];[.AA12];[.AB12];[.AC12];[.AD12];[.AE12]))" office:value-type="float" office:value="11" calcext:value-type="float">
            <text:p>11</text:p>
          </table:table-cell>
          <table:table-cell table:style-name="ce18" table:formula="of:=BIN2HEX(CONCATENATE([.B12];[.C12];[.D12];[.E12];[.F12];[.G12]); 2)&amp;BIN2HEX(CONCATENATE([.H12];[.I12];[.J12];[.K12];[.L12];[.M12];[.N12];[.O12]); 2)&amp;BIN2HEX(CONCATENATE([.P12];[.Q12];[.R12];[.S12];[.T12];[.U12];[.V12];[.W12]); 2)&amp;BIN2HEX(CONCATENATE([.X12];[.Y12];[.Z12];[.AA12];[.AB12];[.AC12];[.AD12];[.AE12]); 2)" office:value-type="string" office:string-value="0010804B" calcext:value-type="string">
            <text:p>0010804B</text:p>
          </table:table-cell>
          <table:table-cell table:number-columns-repeated="990"/>
        </table:table-row>
        <table:table-row table:style-name="ro2">
          <table:table-cell table:style-name="ce2" office:value-type="string" calcext:value-type="string">
            <text:p>NAND2</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11" calcext:value-type="float">
            <text:p>11</text:p>
          </table:table-cell>
          <table:table-cell table:style-name="ce15" table:formula="of:=BIN2DEC(CONCATENATE([.Z13];[.AA13];[.AB13];[.AC13];[.AD13];[.AE13]))" office:value-type="float" office:value="0" calcext:value-type="float">
            <text:p>0</text:p>
          </table:table-cell>
          <table:table-cell table:style-name="ce18" table:formula="of:=BIN2HEX(CONCATENATE([.B13];[.C13];[.D13];[.E13];[.F13];[.G13]); 2)&amp;BIN2HEX(CONCATENATE([.H13];[.I13];[.J13];[.K13];[.L13];[.M13];[.N13];[.O13]); 2)&amp;BIN2HEX(CONCATENATE([.P13];[.Q13];[.R13];[.S13];[.T13];[.U13];[.V13];[.W13]); 2)&amp;BIN2HEX(CONCATENATE([.X13];[.Y13];[.Z13];[.AA13];[.AB13];[.AC13];[.AD13];[.AE13]); 2)" office:value-type="string" office:string-value="00420100" calcext:value-type="string">
            <text:p>00420100</text:p>
          </table:table-cell>
          <table:table-cell table:number-columns-repeated="990"/>
        </table:table-row>
        <table:table-row table:style-name="ro2">
          <table:table-cell table:style-name="ce2" office:value-type="string" calcext:value-type="string">
            <text:p>SKP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12" calcext:value-type="float">
            <text:p>12</text:p>
          </table:table-cell>
          <table:table-cell table:style-name="ce15" table:formula="of:=BIN2DEC(CONCATENATE([.Z14];[.AA14];[.AB14];[.AC14];[.AD14];[.AE14]))" office:value-type="float" office:value="13" calcext:value-type="float">
            <text:p>13</text:p>
          </table:table-cell>
          <table:table-cell table:style-name="ce18" table:formula="of:=BIN2HEX(CONCATENATE([.B14];[.C14];[.D14];[.E14];[.F14];[.G14]); 2)&amp;BIN2HEX(CONCATENATE([.H14];[.I14];[.J14];[.K14];[.L14];[.M14];[.N14];[.O14]); 2)&amp;BIN2HEX(CONCATENATE([.P14];[.Q14];[.R14];[.S14];[.T14];[.U14];[.V14];[.W14]); 2)&amp;BIN2HEX(CONCATENATE([.X14];[.Y14];[.Z14];[.AA14];[.AB14];[.AC14];[.AD14];[.AE14]); 2)" office:value-type="string" office:string-value="0008404D" calcext:value-type="string">
            <text:p>0008404D</text:p>
          </table:table-cell>
          <table:table-cell table:number-columns-repeated="990"/>
        </table:table-row>
        <table:table-row table:style-name="ro2">
          <table:table-cell table:style-name="ce2" office:value-type="string" calcext:value-type="string">
            <text:p>SKP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13" calcext:value-type="float">
            <text:p>13</text:p>
          </table:table-cell>
          <table:table-cell table:style-name="ce15" table:formula="of:=BIN2DEC(CONCATENATE([.Z15];[.AA15];[.AB15];[.AC15];[.AD15];[.AE15]))" office:value-type="float" office:value="14" calcext:value-type="float">
            <text:p>14</text:p>
          </table:table-cell>
          <table:table-cell table:style-name="ce18" table:formula="of:=BIN2HEX(CONCATENATE([.B15];[.C15];[.D15];[.E15];[.F15];[.G15]); 2)&amp;BIN2HEX(CONCATENATE([.H15];[.I15];[.J15];[.K15];[.L15];[.M15];[.N15];[.O15]); 2)&amp;BIN2HEX(CONCATENATE([.P15];[.Q15];[.R15];[.S15];[.T15];[.U15];[.V15];[.W15]); 2)&amp;BIN2HEX(CONCATENATE([.X15];[.Y15];[.Z15];[.AA15];[.AB15];[.AC15];[.AD15];[.AE15]); 2)" office:value-type="string" office:string-value="0010804E" calcext:value-type="string">
            <text:p>0010804E</text:p>
          </table:table-cell>
          <table:table-cell table:number-columns-repeated="990"/>
        </table:table-row>
        <table:table-row table:style-name="ro2">
          <table:table-cell table:style-name="ce2" office:value-type="string" calcext:value-type="string">
            <text:p>SKP2</text:p>
          </table:table-cell>
          <table:table-cell table:number-columns-repeated="8"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number-columns-repeated="4" table:style-name="ce7" office:value-type="float" office:value="1" calcext:value-type="float">
            <text:p>1</text:p>
          </table:table-cell>
          <table:table-cell table:style-name="ce1" office:value-type="float" office:value="14" calcext:value-type="float">
            <text:p>14</text:p>
          </table:table-cell>
          <table:table-cell table:style-name="ce15" table:formula="of:=BIN2DEC(CONCATENATE([.Z16];[.AA16];[.AB16];[.AC16];[.AD16];[.AE16]))" office:value-type="float" office:value="15" calcext:value-type="float">
            <text:p>15</text:p>
          </table:table-cell>
          <table:table-cell table:style-name="ce18" table:formula="of:=BIN2HEX(CONCATENATE([.B16];[.C16];[.D16];[.E16];[.F16];[.G16]); 2)&amp;BIN2HEX(CONCATENATE([.H16];[.I16];[.J16];[.K16];[.L16];[.M16];[.N16];[.O16]); 2)&amp;BIN2HEX(CONCATENATE([.P16];[.Q16];[.R16];[.S16];[.T16];[.U16];[.V16];[.W16]); 2)&amp;BIN2HEX(CONCATENATE([.X16];[.Y16];[.Z16];[.AA16];[.AB16];[.AC16];[.AD16];[.AE16]); 2)" office:value-type="string" office:string-value="0021010F" calcext:value-type="string">
            <text:p>0021010F</text:p>
          </table:table-cell>
          <table:table-cell table:number-columns-repeated="990"/>
        </table:table-row>
        <table:table-row table:style-name="ro2">
          <table:table-cell table:style-name="ce2" office:value-type="string" calcext:value-type="string">
            <text:p>SKP3</text:p>
          </table:table-cell>
          <table:table-cell table:number-columns-repeated="5" table:style-name="ce7" office:value-type="float" office:value="0" calcext:value-type="float">
            <text:p>0</text:p>
          </table:table-cell>
          <table:table-cell table:style-name="ce7" office:value-type="float" office:value="1" calcext:value-type="float">
            <text:p>1</text:p>
          </table:table-cell>
          <table:table-cell table:number-columns-repeated="24" table:style-name="ce7" office:value-type="float" office:value="0" calcext:value-type="float">
            <text:p>0</text:p>
          </table:table-cell>
          <table:table-cell table:style-name="ce1" office:value-type="float" office:value="15" calcext:value-type="float">
            <text:p>15</text:p>
          </table:table-cell>
          <table:table-cell table:style-name="ce15" table:formula="of:=BIN2DEC(CONCATENATE([.Z17];[.AA17];[.AB17];[.AC17];[.AD17];[.AE17]))" office:value-type="float" office:value="0" calcext:value-type="float">
            <text:p>0</text:p>
          </table:table-cell>
          <table:table-cell table:style-name="ce18" table:formula="of:=BIN2HEX(CONCATENATE([.B17];[.C17];[.D17];[.E17];[.F17];[.G17]); 2)&amp;BIN2HEX(CONCATENATE([.H17];[.I17];[.J17];[.K17];[.L17];[.M17];[.N17];[.O17]); 2)&amp;BIN2HEX(CONCATENATE([.P17];[.Q17];[.R17];[.S17];[.T17];[.U17];[.V17];[.W17]); 2)&amp;BIN2HEX(CONCATENATE([.X17];[.Y17];[.Z17];[.AA17];[.AB17];[.AC17];[.AD17];[.AE17]); 2)" office:value-type="string" office:string-value="01000000" calcext:value-type="string">
            <text:p>01000000</text:p>
          </table:table-cell>
          <table:table-cell table:number-columns-repeated="990"/>
        </table:table-row>
        <table:table-row table:style-name="ro2">
          <table:table-cell table:style-name="ce2" office:value-type="string" calcext:value-type="string">
            <text:p>SKP4</text:p>
          </table:table-cell>
          <table:table-cell table:number-columns-repeated="15"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16" calcext:value-type="float">
            <text:p>16</text:p>
          </table:table-cell>
          <table:table-cell table:style-name="ce15" table:formula="of:=BIN2DEC(CONCATENATE([.Z18];[.AA18];[.AB18];[.AC18];[.AD18];[.AE18]))" office:value-type="float" office:value="17" calcext:value-type="float">
            <text:p>17</text:p>
          </table:table-cell>
          <table:table-cell table:style-name="ce18" table:formula="of:=BIN2HEX(CONCATENATE([.B18];[.C18];[.D18];[.E18];[.F18];[.G18]); 2)&amp;BIN2HEX(CONCATENATE([.H18];[.I18];[.J18];[.K18];[.L18];[.M18];[.N18];[.O18]); 2)&amp;BIN2HEX(CONCATENATE([.P18];[.Q18];[.R18];[.S18];[.T18];[.U18];[.V18];[.W18]); 2)&amp;BIN2HEX(CONCATENATE([.X18];[.Y18];[.Z18];[.AA18];[.AB18];[.AC18];[.AD18];[.AE18]); 2)" office:value-type="string" office:string-value="00004211" calcext:value-type="string">
            <text:p>00004211</text:p>
          </table:table-cell>
          <table:table-cell table:number-columns-repeated="990"/>
        </table:table-row>
        <table:table-row table:style-name="ro2">
          <table:table-cell table:style-name="ce2" office:value-type="string" calcext:value-type="string">
            <text:p>SKP5</text:p>
          </table:table-cell>
          <table:table-cell table:number-columns-repeated="7"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17" calcext:value-type="float">
            <text:p>17</text:p>
          </table:table-cell>
          <table:table-cell table:style-name="ce15" table:formula="of:=BIN2DEC(CONCATENATE([.Z19];[.AA19];[.AB19];[.AC19];[.AD19];[.AE19]))" office:value-type="float" office:value="0" calcext:value-type="float">
            <text:p>0</text:p>
          </table:table-cell>
          <table:table-cell table:style-name="ce18" table:formula="of:=BIN2HEX(CONCATENATE([.B19];[.C19];[.D19];[.E19];[.F19];[.G19]); 2)&amp;BIN2HEX(CONCATENATE([.H19];[.I19];[.J19];[.K19];[.L19];[.M19];[.N19];[.O19]); 2)&amp;BIN2HEX(CONCATENATE([.P19];[.Q19];[.R19];[.S19];[.T19];[.U19];[.V19];[.W19]); 2)&amp;BIN2HEX(CONCATENATE([.X19];[.Y19];[.Z19];[.AA19];[.AB19];[.AC19];[.AD19];[.AE19]); 2)" office:value-type="string" office:string-value="00600900" calcext:value-type="string">
            <text:p>00600900</text:p>
          </table:table-cell>
          <table:table-cell table:number-columns-repeated="990"/>
        </table:table-row>
        <table:table-row table:style-name="ro2">
          <table:table-cell table:style-name="ce2" office:value-type="string" calcext:value-type="string">
            <text:p>GOTO0</text:p>
          </table:table-cell>
          <table:table-cell table:number-columns-repeated="15"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18" calcext:value-type="float">
            <text:p>18</text:p>
          </table:table-cell>
          <table:table-cell table:style-name="ce15" table:formula="of:=BIN2DEC(CONCATENATE([.Z20];[.AA20];[.AB20];[.AC20];[.AD20];[.AE20]))" office:value-type="float" office:value="19" calcext:value-type="float">
            <text:p>19</text:p>
          </table:table-cell>
          <table:table-cell table:style-name="ce18" table:formula="of:=BIN2HEX(CONCATENATE([.B20];[.C20];[.D20];[.E20];[.F20];[.G20]); 2)&amp;BIN2HEX(CONCATENATE([.H20];[.I20];[.J20];[.K20];[.L20];[.M20];[.N20];[.O20]); 2)&amp;BIN2HEX(CONCATENATE([.P20];[.Q20];[.R20];[.S20];[.T20];[.U20];[.V20];[.W20]); 2)&amp;BIN2HEX(CONCATENATE([.X20];[.Y20];[.Z20];[.AA20];[.AB20];[.AC20];[.AD20];[.AE20]); 2)" office:value-type="string" office:string-value="00004213" calcext:value-type="string">
            <text:p>00004213</text:p>
          </table:table-cell>
          <table:table-cell table:number-columns-repeated="990"/>
        </table:table-row>
        <table:table-row table:style-name="ro2">
          <table:table-cell table:style-name="ce2" office:value-type="string" calcext:value-type="string">
            <text:p>GOTO1</text:p>
          </table:table-cell>
          <table:table-cell table:number-columns-repeated="1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19" calcext:value-type="float">
            <text:p>19</text:p>
          </table:table-cell>
          <table:table-cell table:style-name="ce15" table:formula="of:=BIN2DEC(CONCATENATE([.Z21];[.AA21];[.AB21];[.AC21];[.AD21];[.AE21]))" office:value-type="float" office:value="20" calcext:value-type="float">
            <text:p>20</text:p>
          </table:table-cell>
          <table:table-cell table:style-name="ce18" table:formula="of:=BIN2HEX(CONCATENATE([.B21];[.C21];[.D21];[.E21];[.F21];[.G21]); 2)&amp;BIN2HEX(CONCATENATE([.H21];[.I21];[.J21];[.K21];[.L21];[.M21];[.N21];[.O21]); 2)&amp;BIN2HEX(CONCATENATE([.P21];[.Q21];[.R21];[.S21];[.T21];[.U21];[.V21];[.W21]); 2)&amp;BIN2HEX(CONCATENATE([.X21];[.Y21];[.Z21];[.AA21];[.AB21];[.AC21];[.AD21];[.AE21]); 2)" office:value-type="string" office:string-value="00008414" calcext:value-type="string">
            <text:p>00008414</text:p>
          </table:table-cell>
          <table:table-cell table:number-columns-repeated="990"/>
        </table:table-row>
        <table:table-row table:style-name="ro2">
          <table:table-cell table:style-name="ce2" office:value-type="string" calcext:value-type="string">
            <text:p>GOTO2</text:p>
          </table:table-cell>
          <table:table-cell table:number-columns-repeated="18"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20" calcext:value-type="float">
            <text:p>20</text:p>
          </table:table-cell>
          <table:table-cell table:style-name="ce15" table:formula="of:=BIN2DEC(CONCATENATE([.Z22];[.AA22];[.AB22];[.AC22];[.AD22];[.AE22]))" office:value-type="float" office:value="0" calcext:value-type="float">
            <text:p>0</text:p>
          </table:table-cell>
          <table:table-cell table:style-name="ce18" table:formula="of:=BIN2HEX(CONCATENATE([.B22];[.C22];[.D22];[.E22];[.F22];[.G22]); 2)&amp;BIN2HEX(CONCATENATE([.H22];[.I22];[.J22];[.K22];[.L22];[.M22];[.N22];[.O22]); 2)&amp;BIN2HEX(CONCATENATE([.P22];[.Q22];[.R22];[.S22];[.T22];[.U22];[.V22];[.W22]); 2)&amp;BIN2HEX(CONCATENATE([.X22];[.Y22];[.Z22];[.AA22];[.AB22];[.AC22];[.AD22];[.AE22]); 2)" office:value-type="string" office:string-value="00000900" calcext:value-type="string">
            <text:p>00000900</text:p>
          </table:table-cell>
          <table:table-cell table:number-columns-repeated="990"/>
        </table:table-row>
        <table:table-row table:style-name="ro2">
          <table:table-cell table:style-name="ce2" office:value-type="string" calcext:value-type="string">
            <text:p>LEA0</text:p>
          </table:table-cell>
          <table:table-cell table:number-columns-repeated="15"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1" calcext:value-type="float">
            <text:p>21</text:p>
          </table:table-cell>
          <table:table-cell table:style-name="ce15" table:formula="of:=BIN2DEC(CONCATENATE([.Z23];[.AA23];[.AB23];[.AC23];[.AD23];[.AE23]))" office:value-type="float" office:value="22" calcext:value-type="float">
            <text:p>22</text:p>
          </table:table-cell>
          <table:table-cell table:style-name="ce18" table:formula="of:=BIN2HEX(CONCATENATE([.B23];[.C23];[.D23];[.E23];[.F23];[.G23]); 2)&amp;BIN2HEX(CONCATENATE([.H23];[.I23];[.J23];[.K23];[.L23];[.M23];[.N23];[.O23]); 2)&amp;BIN2HEX(CONCATENATE([.P23];[.Q23];[.R23];[.S23];[.T23];[.U23];[.V23];[.W23]); 2)&amp;BIN2HEX(CONCATENATE([.X23];[.Y23];[.Z23];[.AA23];[.AB23];[.AC23];[.AD23];[.AE23]); 2)" office:value-type="string" office:string-value="00004216" calcext:value-type="string">
            <text:p>00004216</text:p>
          </table:table-cell>
          <table:table-cell table:number-columns-repeated="990"/>
        </table:table-row>
        <table:table-row table:style-name="ro2">
          <table:table-cell table:style-name="ce2" office:value-type="string" calcext:value-type="string">
            <text:p>LEA1</text:p>
          </table:table-cell>
          <table:table-cell table:number-columns-repeated="1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2" calcext:value-type="float">
            <text:p>22</text:p>
          </table:table-cell>
          <table:table-cell table:style-name="ce15" table:formula="of:=BIN2DEC(CONCATENATE([.Z24];[.AA24];[.AB24];[.AC24];[.AD24];[.AE24]))" office:value-type="float" office:value="6" calcext:value-type="float">
            <text:p>6</text:p>
          </table:table-cell>
          <table:table-cell table:style-name="ce18" table:formula="of:=BIN2HEX(CONCATENATE([.B24];[.C24];[.D24];[.E24];[.F24];[.G24]); 2)&amp;BIN2HEX(CONCATENATE([.H24];[.I24];[.J24];[.K24];[.L24];[.M24];[.N24];[.O24]); 2)&amp;BIN2HEX(CONCATENATE([.P24];[.Q24];[.R24];[.S24];[.T24];[.U24];[.V24];[.W24]); 2)&amp;BIN2HEX(CONCATENATE([.X24];[.Y24];[.Z24];[.AA24];[.AB24];[.AC24];[.AD24];[.AE24]); 2)" office:value-type="string" office:string-value="00008406" calcext:value-type="string">
            <text:p>00008406</text:p>
          </table:table-cell>
          <table:table-cell table:number-columns-repeated="990"/>
        </table:table-row>
        <table:table-row table:style-name="ro2">
          <table:table-cell table:style-name="ce2" office:value-type="string" calcext:value-type="string">
            <text:p>LW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3" table:style-name="ce7" office:value-type="float" office:value="0" calcext:value-type="float">
            <text:p>0</text:p>
          </table:table-cell>
          <table:table-cell table:style-name="ce1" office:value-type="float" office:value="23" calcext:value-type="float">
            <text:p>23</text:p>
          </table:table-cell>
          <table:table-cell table:style-name="ce15" table:formula="of:=BIN2DEC(CONCATENATE([.Z25];[.AA25];[.AB25];[.AC25];[.AD25];[.AE25]))" office:value-type="float" office:value="24" calcext:value-type="float">
            <text:p>24</text:p>
          </table:table-cell>
          <table:table-cell table:style-name="ce18" table:formula="of:=BIN2HEX(CONCATENATE([.B25];[.C25];[.D25];[.E25];[.F25];[.G25]); 2)&amp;BIN2HEX(CONCATENATE([.H25];[.I25];[.J25];[.K25];[.L25];[.M25];[.N25];[.O25]); 2)&amp;BIN2HEX(CONCATENATE([.P25];[.Q25];[.R25];[.S25];[.T25];[.U25];[.V25];[.W25]); 2)&amp;BIN2HEX(CONCATENATE([.X25];[.Y25];[.Z25];[.AA25];[.AB25];[.AC25];[.AD25];[.AE25]); 2)" office:value-type="string" office:string-value="00084058" calcext:value-type="string">
            <text:p>00084058</text:p>
          </table:table-cell>
          <table:table-cell table:number-columns-repeated="990"/>
        </table:table-row>
        <table:table-row table:style-name="ro2">
          <table:table-cell table:style-name="ce2" office:value-type="string" calcext:value-type="string">
            <text:p>LW1</text:p>
          </table:table-cell>
          <table:table-cell table:number-columns-repeated="1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24" calcext:value-type="float">
            <text:p>24</text:p>
          </table:table-cell>
          <table:table-cell table:style-name="ce15" table:formula="of:=BIN2DEC(CONCATENATE([.Z26];[.AA26];[.AB26];[.AC26];[.AD26];[.AE26]))" office:value-type="float" office:value="25" calcext:value-type="float">
            <text:p>25</text:p>
          </table:table-cell>
          <table:table-cell table:style-name="ce18" table:formula="of:=BIN2HEX(CONCATENATE([.B26];[.C26];[.D26];[.E26];[.F26];[.G26]); 2)&amp;BIN2HEX(CONCATENATE([.H26];[.I26];[.J26];[.K26];[.L26];[.M26];[.N26];[.O26]); 2)&amp;BIN2HEX(CONCATENATE([.P26];[.Q26];[.R26];[.S26];[.T26];[.U26];[.V26];[.W26]); 2)&amp;BIN2HEX(CONCATENATE([.X26];[.Y26];[.Z26];[.AA26];[.AB26];[.AC26];[.AD26];[.AE26]); 2)" office:value-type="string" office:string-value="00008419" calcext:value-type="string">
            <text:p>00008419</text:p>
          </table:table-cell>
          <table:table-cell table:number-columns-repeated="990"/>
        </table:table-row>
        <table:table-row table:style-name="ro2">
          <table:table-cell table:style-name="ce2" office:value-type="string" calcext:value-type="string">
            <text:p>LW2</text:p>
          </table:table-cell>
          <table:table-cell table:number-columns-repeated="16"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5" calcext:value-type="float">
            <text:p>25</text:p>
          </table:table-cell>
          <table:table-cell table:style-name="ce15" table:formula="of:=BIN2DEC(CONCATENATE([.Z27];[.AA27];[.AB27];[.AC27];[.AD27];[.AE27]))" office:value-type="float" office:value="26" calcext:value-type="float">
            <text:p>26</text:p>
          </table:table-cell>
          <table:table-cell table:style-name="ce18" table:formula="of:=BIN2HEX(CONCATENATE([.B27];[.C27];[.D27];[.E27];[.F27];[.G27]); 2)&amp;BIN2HEX(CONCATENATE([.H27];[.I27];[.J27];[.K27];[.L27];[.M27];[.N27];[.O27]); 2)&amp;BIN2HEX(CONCATENATE([.P27];[.Q27];[.R27];[.S27];[.T27];[.U27];[.V27];[.W27]); 2)&amp;BIN2HEX(CONCATENATE([.X27];[.Y27];[.Z27];[.AA27];[.AB27];[.AC27];[.AD27];[.AE27]); 2)" office:value-type="string" office:string-value="0000211A" calcext:value-type="string">
            <text:p>0000211A</text:p>
          </table:table-cell>
          <table:table-cell table:number-columns-repeated="990"/>
        </table:table-row>
        <table:table-row table:style-name="ro2">
          <table:table-cell table:style-name="ce2" office:value-type="string" calcext:value-type="string">
            <text:p>LW3</text:p>
          </table:table-cell>
          <table:table-cell table:number-columns-repeated="12" table:style-name="ce7" office:value-type="float" office:value="0" calcext:value-type="float">
            <text:p>0</text:p>
          </table:table-cell>
          <table:table-cell table:style-name="ce7" office:value-type="float" office:value="1" calcext:value-type="float">
            <text:p>1</text:p>
          </table:table-cell>
          <table:table-cell table:number-columns-repeated="9"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1" office:value-type="float" office:value="26" calcext:value-type="float">
            <text:p>26</text:p>
          </table:table-cell>
          <table:table-cell table:style-name="ce15" table:formula="of:=BIN2DEC(CONCATENATE([.Z28];[.AA28];[.AB28];[.AC28];[.AD28];[.AE28]))" office:value-type="float" office:value="0" calcext:value-type="float">
            <text:p>0</text:p>
          </table:table-cell>
          <table:table-cell table:style-name="ce18" table:formula="of:=BIN2HEX(CONCATENATE([.B28];[.C28];[.D28];[.E28];[.F28];[.G28]); 2)&amp;BIN2HEX(CONCATENATE([.H28];[.I28];[.J28];[.K28];[.L28];[.M28];[.N28];[.O28]); 2)&amp;BIN2HEX(CONCATENATE([.P28];[.Q28];[.R28];[.S28];[.T28];[.U28];[.V28];[.W28]); 2)&amp;BIN2HEX(CONCATENATE([.X28];[.Y28];[.Z28];[.AA28];[.AB28];[.AC28];[.AD28];[.AE28]); 2)" office:value-type="string" office:string-value="00020080" calcext:value-type="string">
            <text:p>00020080</text:p>
          </table:table-cell>
          <table:table-cell table:number-columns-repeated="990"/>
        </table:table-row>
        <table:table-row table:style-name="ro2">
          <table:table-cell table:style-name="ce2" office:value-type="string" calcext:value-type="string">
            <text:p>SW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27" calcext:value-type="float">
            <text:p>27</text:p>
          </table:table-cell>
          <table:table-cell table:style-name="ce15" table:formula="of:=BIN2DEC(CONCATENATE([.Z29];[.AA29];[.AB29];[.AC29];[.AD29];[.AE29]))" office:value-type="float" office:value="28" calcext:value-type="float">
            <text:p>28</text:p>
          </table:table-cell>
          <table:table-cell table:style-name="ce18" table:formula="of:=BIN2HEX(CONCATENATE([.B29];[.C29];[.D29];[.E29];[.F29];[.G29]); 2)&amp;BIN2HEX(CONCATENATE([.H29];[.I29];[.J29];[.K29];[.L29];[.M29];[.N29];[.O29]); 2)&amp;BIN2HEX(CONCATENATE([.P29];[.Q29];[.R29];[.S29];[.T29];[.U29];[.V29];[.W29]); 2)&amp;BIN2HEX(CONCATENATE([.X29];[.Y29];[.Z29];[.AA29];[.AB29];[.AC29];[.AD29];[.AE29]); 2)" office:value-type="string" office:string-value="0008405C" calcext:value-type="string">
            <text:p>0008405C</text:p>
          </table:table-cell>
          <table:table-cell table:number-columns-repeated="990"/>
        </table:table-row>
        <table:table-row table:style-name="ro2">
          <table:table-cell table:style-name="ce2" office:value-type="string" calcext:value-type="string">
            <text:p>SW1</text:p>
          </table:table-cell>
          <table:table-cell table:number-columns-repeated="1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28" calcext:value-type="float">
            <text:p>28</text:p>
          </table:table-cell>
          <table:table-cell table:style-name="ce15" table:formula="of:=BIN2DEC(CONCATENATE([.Z30];[.AA30];[.AB30];[.AC30];[.AD30];[.AE30]))" office:value-type="float" office:value="29" calcext:value-type="float">
            <text:p>29</text:p>
          </table:table-cell>
          <table:table-cell table:style-name="ce18" table:formula="of:=BIN2HEX(CONCATENATE([.B30];[.C30];[.D30];[.E30];[.F30];[.G30]); 2)&amp;BIN2HEX(CONCATENATE([.H30];[.I30];[.J30];[.K30];[.L30];[.M30];[.N30];[.O30]); 2)&amp;BIN2HEX(CONCATENATE([.P30];[.Q30];[.R30];[.S30];[.T30];[.U30];[.V30];[.W30]); 2)&amp;BIN2HEX(CONCATENATE([.X30];[.Y30];[.Z30];[.AA30];[.AB30];[.AC30];[.AD30];[.AE30]); 2)" office:value-type="string" office:string-value="0000841D" calcext:value-type="string">
            <text:p>0000841D</text:p>
          </table:table-cell>
          <table:table-cell table:number-columns-repeated="990"/>
        </table:table-row>
        <table:table-row table:style-name="ro2">
          <table:table-cell table:style-name="ce2" office:value-type="string" calcext:value-type="string">
            <text:p>SW2</text:p>
          </table:table-cell>
          <table:table-cell table:number-columns-repeated="16"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9" calcext:value-type="float">
            <text:p>29</text:p>
          </table:table-cell>
          <table:table-cell table:style-name="ce15" table:formula="of:=BIN2DEC(CONCATENATE([.Z31];[.AA31];[.AB31];[.AC31];[.AD31];[.AE31]))" office:value-type="float" office:value="30" calcext:value-type="float">
            <text:p>30</text:p>
          </table:table-cell>
          <table:table-cell table:style-name="ce18" table:formula="of:=BIN2HEX(CONCATENATE([.B31];[.C31];[.D31];[.E31];[.F31];[.G31]); 2)&amp;BIN2HEX(CONCATENATE([.H31];[.I31];[.J31];[.K31];[.L31];[.M31];[.N31];[.O31]); 2)&amp;BIN2HEX(CONCATENATE([.P31];[.Q31];[.R31];[.S31];[.T31];[.U31];[.V31];[.W31]); 2)&amp;BIN2HEX(CONCATENATE([.X31];[.Y31];[.Z31];[.AA31];[.AB31];[.AC31];[.AD31];[.AE31]); 2)" office:value-type="string" office:string-value="0000211E" calcext:value-type="string">
            <text:p>0000211E</text:p>
          </table:table-cell>
          <table:table-cell table:number-columns-repeated="990"/>
        </table:table-row>
        <table:table-row table:style-name="ro2">
          <table:table-cell table:style-name="ce2" office:value-type="string" calcext:value-type="string">
            <text:p>SW3</text:p>
          </table:table-cell>
          <table:table-cell table:number-columns-repeated="11" table:style-name="ce7" office:value-type="float" office:value="0" calcext:value-type="float">
            <text:p>0</text:p>
          </table:table-cell>
          <table:table-cell table:style-name="ce7" office:value-type="float" office:value="1" calcext:value-type="float">
            <text:p>1</text:p>
          </table:table-cell>
          <table:table-cell table:number-columns-repeated="11" table:style-name="ce7" office:value-type="float" office:value="0" calcext:value-type="float">
            <text:p>0</text:p>
          </table:table-cell>
          <table:table-cell table:style-name="ce7" office:value-type="float" office:value="1" calcext:value-type="float">
            <text:p>1</text:p>
          </table:table-cell>
          <table:table-cell table:number-columns-repeated="6" table:style-name="ce7" office:value-type="float" office:value="0" calcext:value-type="float">
            <text:p>0</text:p>
          </table:table-cell>
          <table:table-cell table:style-name="ce1" office:value-type="float" office:value="30" calcext:value-type="float">
            <text:p>30</text:p>
          </table:table-cell>
          <table:table-cell table:style-name="ce15" table:formula="of:=BIN2DEC(CONCATENATE([.Z32];[.AA32];[.AB32];[.AC32];[.AD32];[.AE32]))" office:value-type="float" office:value="0" calcext:value-type="float">
            <text:p>0</text:p>
          </table:table-cell>
          <table:table-cell table:style-name="ce18" table:formula="of:=BIN2HEX(CONCATENATE([.B32];[.C32];[.D32];[.E32];[.F32];[.G32]); 2)&amp;BIN2HEX(CONCATENATE([.H32];[.I32];[.J32];[.K32];[.L32];[.M32];[.N32];[.O32]); 2)&amp;BIN2HEX(CONCATENATE([.P32];[.Q32];[.R32];[.S32];[.T32];[.U32];[.V32];[.W32]); 2)&amp;BIN2HEX(CONCATENATE([.X32];[.Y32];[.Z32];[.AA32];[.AB32];[.AC32];[.AD32];[.AE32]); 2)" office:value-type="string" office:string-value="00040040" calcext:value-type="string">
            <text:p>00040040</text:p>
          </table:table-cell>
          <table:table-cell table:number-columns-repeated="990"/>
        </table:table-row>
        <table:table-row table:style-name="ro2">
          <table:table-cell table:style-name="ce2" office:value-type="string" calcext:value-type="string">
            <text:p>JALR0</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style-name="ce1" office:value-type="float" office:value="31" calcext:value-type="float">
            <text:p>31</text:p>
          </table:table-cell>
          <table:table-cell table:style-name="ce15" table:formula="of:=BIN2DEC(CONCATENATE([.Z33];[.AA33];[.AB33];[.AC33];[.AD33];[.AE33]))" office:value-type="float" office:value="32" calcext:value-type="float">
            <text:p>32</text:p>
          </table:table-cell>
          <table:table-cell table:style-name="ce18" table:formula="of:=BIN2HEX(CONCATENATE([.B33];[.C33];[.D33];[.E33];[.F33];[.G33]); 2)&amp;BIN2HEX(CONCATENATE([.H33];[.I33];[.J33];[.K33];[.L33];[.M33];[.N33];[.O33]); 2)&amp;BIN2HEX(CONCATENATE([.P33];[.Q33];[.R33];[.S33];[.T33];[.U33];[.V33];[.W33]); 2)&amp;BIN2HEX(CONCATENATE([.X33];[.Y33];[.Z33];[.AA33];[.AB33];[.AC33];[.AD33];[.AE33]); 2)" office:value-type="string" office:string-value="000A0220" calcext:value-type="string">
            <text:p>000A0220</text:p>
          </table:table-cell>
          <table:table-cell table:number-columns-repeated="990"/>
        </table:table-row>
        <table:table-row table:style-name="ro2">
          <table:table-cell table:style-name="ce2" office:value-type="string" calcext:value-type="string">
            <text:p>JALR1</text:p>
          </table:table-cell>
          <table:table-cell table:number-columns-repeated="18"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6" table:style-name="ce7" office:value-type="float" office:value="0" calcext:value-type="float">
            <text:p>0</text:p>
          </table:table-cell>
          <table:table-cell table:style-name="ce1" office:value-type="float" office:value="32" calcext:value-type="float">
            <text:p>32</text:p>
          </table:table-cell>
          <table:table-cell table:style-name="ce15" table:formula="of:=BIN2DEC(CONCATENATE([.Z34];[.AA34];[.AB34];[.AC34];[.AD34];[.AE34]))" office:value-type="float" office:value="0" calcext:value-type="float">
            <text:p>0</text:p>
          </table:table-cell>
          <table:table-cell table:style-name="ce18" table:formula="of:=BIN2HEX(CONCATENATE([.B34];[.C34];[.D34];[.E34];[.F34];[.G34]); 2)&amp;BIN2HEX(CONCATENATE([.H34];[.I34];[.J34];[.K34];[.L34];[.M34];[.N34];[.O34]); 2)&amp;BIN2HEX(CONCATENATE([.P34];[.Q34];[.R34];[.S34];[.T34];[.U34];[.V34];[.W34]); 2)&amp;BIN2HEX(CONCATENATE([.X34];[.Y34];[.Z34];[.AA34];[.AB34];[.AC34];[.AD34];[.AE34]); 2)" office:value-type="string" office:string-value="00000840" calcext:value-type="string">
            <text:p>00000840</text:p>
          </table:table-cell>
          <table:table-cell table:number-columns-repeated="990"/>
        </table:table-row>
        <table:table-row table:style-name="ro2">
          <table:table-cell table:style-name="ce2" office:value-type="string" calcext:value-type="string">
            <text:p>HALT0</text:p>
          </table:table-cell>
          <table:table-cell table:number-columns-repeated="24"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33" calcext:value-type="float">
            <text:p>33</text:p>
          </table:table-cell>
          <table:table-cell table:style-name="ce15" table:formula="of:=BIN2DEC(CONCATENATE([.Z35];[.AA35];[.AB35];[.AC35];[.AD35];[.AE35]))" office:value-type="float" office:value="33" calcext:value-type="float">
            <text:p>33</text:p>
          </table:table-cell>
          <table:table-cell table:style-name="ce18" table:formula="of:=BIN2HEX(CONCATENATE([.B35];[.C35];[.D35];[.E35];[.F35];[.G35]); 2)&amp;BIN2HEX(CONCATENATE([.H35];[.I35];[.J35];[.K35];[.L35];[.M35];[.N35];[.O35]); 2)&amp;BIN2HEX(CONCATENATE([.P35];[.Q35];[.R35];[.S35];[.T35];[.U35];[.V35];[.W35]); 2)&amp;BIN2HEX(CONCATENATE([.X35];[.Y35];[.Z35];[.AA35];[.AB35];[.AC35];[.AD35];[.AE35]); 2)" office:value-type="string" office:string-value="00000021" calcext:value-type="string">
            <text:p>00000021</text:p>
          </table:table-cell>
          <table:table-cell table:number-columns-repeated="990"/>
        </table:table-row>
        <table:table-row table:style-name="ro2">
          <table:table-cell table:style-name="ce2" office:value-type="string" calcext:value-type="string">
            <text:p>INT0</text:p>
          </table:table-cell>
          <table:table-cell table:number-columns-repeated="9"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34" calcext:value-type="float">
            <text:p>34</text:p>
          </table:table-cell>
          <table:table-cell table:style-name="ce15" table:formula="of:=BIN2DEC(CONCATENATE([.Z36];[.AA36];[.AB36];[.AC36];[.AD36];[.AE36]))" office:value-type="float" office:value="35" calcext:value-type="float">
            <text:p>35</text:p>
          </table:table-cell>
          <table:table-cell table:style-name="ce18" table:formula="of:=BIN2HEX(CONCATENATE([.B36];[.C36];[.D36];[.E36];[.F36];[.G36]); 2)&amp;BIN2HEX(CONCATENATE([.H36];[.I36];[.J36];[.K36];[.L36];[.M36];[.N36];[.O36]); 2)&amp;BIN2HEX(CONCATENATE([.P36];[.Q36];[.R36];[.S36];[.T36];[.U36];[.V36];[.W36]); 2)&amp;BIN2HEX(CONCATENATE([.X36];[.Y36];[.Z36];[.AA36];[.AB36];[.AC36];[.AD36];[.AE36]); 2)" office:value-type="string" office:string-value="001A0223" calcext:value-type="string">
            <text:p>001A0223</text:p>
          </table:table-cell>
          <table:table-cell table:number-columns-repeated="990"/>
        </table:table-row>
        <table:table-row table:style-name="ro2">
          <table:table-cell table:style-name="ce2" office:value-type="string" calcext:value-type="string">
            <text:p>INT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19"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35" calcext:value-type="float">
            <text:p>35</text:p>
          </table:table-cell>
          <table:table-cell table:style-name="ce15" table:formula="of:=BIN2DEC(CONCATENATE([.Z37];[.AA37];[.AB37];[.AC37];[.AD37];[.AE37]))" office:value-type="float" office:value="36" calcext:value-type="float">
            <text:p>36</text:p>
          </table:table-cell>
          <table:table-cell table:style-name="ce18" table:formula="of:=BIN2HEX(CONCATENATE([.B37];[.C37];[.D37];[.E37];[.F37];[.G37]); 2)&amp;BIN2HEX(CONCATENATE([.H37];[.I37];[.J37];[.K37];[.L37];[.M37];[.N37];[.O37]); 2)&amp;BIN2HEX(CONCATENATE([.P37];[.Q37];[.R37];[.S37];[.T37];[.U37];[.V37];[.W37]); 2)&amp;BIN2HEX(CONCATENATE([.X37];[.Y37];[.Z37];[.AA37];[.AB37];[.AC37];[.AD37];[.AE37]); 2)" office:value-type="string" office:string-value="02000024" calcext:value-type="string">
            <text:p>02000024</text:p>
          </table:table-cell>
          <table:table-cell table:number-columns-repeated="990"/>
        </table:table-row>
        <table:table-row table:style-name="ro2">
          <table:table-cell table:style-name="ce2" office:value-type="string" calcext:value-type="string">
            <text:p>INT2</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13"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36" calcext:value-type="float">
            <text:p>36</text:p>
          </table:table-cell>
          <table:table-cell table:style-name="ce15" table:formula="of:=BIN2DEC(CONCATENATE([.Z38];[.AA38];[.AB38];[.AC38];[.AD38];[.AE38]))" office:value-type="float" office:value="37" calcext:value-type="float">
            <text:p>37</text:p>
          </table:table-cell>
          <table:table-cell table:style-name="ce18" table:formula="of:=BIN2HEX(CONCATENATE([.B38];[.C38];[.D38];[.E38];[.F38];[.G38]); 2)&amp;BIN2HEX(CONCATENATE([.H38];[.I38];[.J38];[.K38];[.L38];[.M38];[.N38];[.O38]); 2)&amp;BIN2HEX(CONCATENATE([.P38];[.Q38];[.R38];[.S38];[.T38];[.U38];[.V38];[.W38]); 2)&amp;BIN2HEX(CONCATENATE([.X38];[.Y38];[.Z38];[.AA38];[.AB38];[.AC38];[.AD38];[.AE38]); 2)" office:value-type="string" office:string-value="18002025" calcext:value-type="string">
            <text:p>18002025</text:p>
          </table:table-cell>
          <table:table-cell table:number-columns-repeated="990"/>
        </table:table-row>
        <table:table-row table:style-name="ro2">
          <table:table-cell table:style-name="ce2" office:value-type="string" calcext:value-type="string">
            <text:p>INT3</text:p>
          </table:table-cell>
          <table:table-cell table:number-columns-repeated="18"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number-columns-repeated="7" table:style-name="ce7" office:value-type="float" office:value="0" calcext:value-type="float">
            <text:p>0</text:p>
          </table:table-cell>
          <table:table-cell table:style-name="ce1" office:value-type="float" office:value="37" calcext:value-type="float">
            <text:p>37</text:p>
          </table:table-cell>
          <table:table-cell table:style-name="ce15" table:formula="of:=BIN2DEC(CONCATENATE([.Z39];[.AA39];[.AB39];[.AC39];[.AD39];[.AE39]))" office:value-type="float" office:value="0" calcext:value-type="float">
            <text:p>0</text:p>
          </table:table-cell>
          <table:table-cell table:style-name="ce18" table:formula="of:=BIN2HEX(CONCATENATE([.B39];[.C39];[.D39];[.E39];[.F39];[.G39]); 2)&amp;BIN2HEX(CONCATENATE([.H39];[.I39];[.J39];[.K39];[.L39];[.M39];[.N39];[.O39]); 2)&amp;BIN2HEX(CONCATENATE([.P39];[.Q39];[.R39];[.S39];[.T39];[.U39];[.V39];[.W39]); 2)&amp;BIN2HEX(CONCATENATE([.X39];[.Y39];[.Z39];[.AA39];[.AB39];[.AC39];[.AD39];[.AE39]); 2)" office:value-type="string" office:string-value="00000880" calcext:value-type="string">
            <text:p>00000880</text:p>
          </table:table-cell>
          <table:table-cell table:number-columns-repeated="990"/>
        </table:table-row>
        <table:table-row table:style-name="ro2">
          <table:table-cell table:style-name="ce2" office:value-type="string" calcext:value-type="string">
            <text:p>EI0</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25" table:style-name="ce7" office:value-type="float" office:value="0" calcext:value-type="float">
            <text:p>0</text:p>
          </table:table-cell>
          <table:table-cell table:style-name="ce1" office:value-type="float" office:value="38" calcext:value-type="float">
            <text:p>38</text:p>
          </table:table-cell>
          <table:table-cell table:style-name="ce15" table:formula="of:=BIN2DEC(CONCATENATE([.Z40];[.AA40];[.AB40];[.AC40];[.AD40];[.AE40]))" office:value-type="float" office:value="0" calcext:value-type="float">
            <text:p>0</text:p>
          </table:table-cell>
          <table:table-cell table:style-name="ce18" table:formula="of:=BIN2HEX(CONCATENATE([.B40];[.C40];[.D40];[.E40];[.F40];[.G40]); 2)&amp;BIN2HEX(CONCATENATE([.H40];[.I40];[.J40];[.K40];[.L40];[.M40];[.N40];[.O40]); 2)&amp;BIN2HEX(CONCATENATE([.P40];[.Q40];[.R40];[.S40];[.T40];[.U40];[.V40];[.W40]); 2)&amp;BIN2HEX(CONCATENATE([.X40];[.Y40];[.Z40];[.AA40];[.AB40];[.AC40];[.AD40];[.AE40]); 2)" office:value-type="string" office:string-value="06000000" calcext:value-type="string">
            <text:p>06000000</text:p>
          </table:table-cell>
          <table:table-cell table:number-columns-repeated="990"/>
        </table:table-row>
        <table:table-row table:style-name="ro2">
          <table:table-cell table:style-name="ce2" office:value-type="string" calcext:value-type="string">
            <text:p>DI0</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25" table:style-name="ce7" office:value-type="float" office:value="0" calcext:value-type="float">
            <text:p>0</text:p>
          </table:table-cell>
          <table:table-cell table:style-name="ce1" office:value-type="float" office:value="39" calcext:value-type="float">
            <text:p>39</text:p>
          </table:table-cell>
          <table:table-cell table:style-name="ce15" table:formula="of:=BIN2DEC(CONCATENATE([.Z41];[.AA41];[.AB41];[.AC41];[.AD41];[.AE41]))" office:value-type="float" office:value="0" calcext:value-type="float">
            <text:p>0</text:p>
          </table:table-cell>
          <table:table-cell table:style-name="ce18" table:formula="of:=BIN2HEX(CONCATENATE([.B41];[.C41];[.D41];[.E41];[.F41];[.G41]); 2)&amp;BIN2HEX(CONCATENATE([.H41];[.I41];[.J41];[.K41];[.L41];[.M41];[.N41];[.O41]); 2)&amp;BIN2HEX(CONCATENATE([.P41];[.Q41];[.R41];[.S41];[.T41];[.U41];[.V41];[.W41]); 2)&amp;BIN2HEX(CONCATENATE([.X41];[.Y41];[.Z41];[.AA41];[.AB41];[.AC41];[.AD41];[.AE41]); 2)" office:value-type="string" office:string-value="02000000" calcext:value-type="string">
            <text:p>02000000</text:p>
          </table:table-cell>
          <table:table-cell table:number-columns-repeated="990"/>
        </table:table-row>
        <table:table-row table:style-name="ro2">
          <table:table-cell table:style-name="ce2" office:value-type="string" calcext:value-type="string">
            <text:p>RETI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4"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7"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6" table:style-name="ce7" office:value-type="float" office:value="0" calcext:value-type="float">
            <text:p>0</text:p>
          </table:table-cell>
          <table:table-cell table:style-name="ce1" office:value-type="float" office:value="40" calcext:value-type="float">
            <text:p>40</text:p>
          </table:table-cell>
          <table:table-cell table:style-name="ce15" table:formula="of:=BIN2DEC(CONCATENATE([.Z42];[.AA42];[.AB42];[.AC42];[.AD42];[.AE42]))" office:value-type="float" office:value="0" calcext:value-type="float">
            <text:p>0</text:p>
          </table:table-cell>
          <table:table-cell table:style-name="ce18" table:formula="of:=BIN2HEX(CONCATENATE([.B42];[.C42];[.D42];[.E42];[.F42];[.G42]); 2)&amp;BIN2HEX(CONCATENATE([.H42];[.I42];[.J42];[.K42];[.L42];[.M42];[.N42];[.O42]); 2)&amp;BIN2HEX(CONCATENATE([.P42];[.Q42];[.R42];[.S42];[.T42];[.U42];[.V42];[.W42]); 2)&amp;BIN2HEX(CONCATENATE([.X42];[.Y42];[.Z42];[.AA42];[.AB42];[.AC42];[.AD42];[.AE42]); 2)" office:value-type="string" office:string-value="26180840" calcext:value-type="string">
            <text:p>26180840</text:p>
          </table:table-cell>
          <table:table-cell table:number-columns-repeated="990"/>
        </table:table-row>
        <table:table-row table:style-name="ro3">
          <table:table-cell table:style-name="ce2"/>
          <table:table-cell table:number-columns-repeated="30" table:style-name="ce7" office:value-type="float" office:value="0" calcext:value-type="float">
            <text:p>0</text:p>
          </table:table-cell>
          <table:table-cell table:style-name="ce1" office:value-type="float" office:value="41" calcext:value-type="float">
            <text:p>41</text:p>
          </table:table-cell>
          <table:table-cell table:style-name="ce15" table:formula="of:=BIN2DEC(CONCATENATE([.Z43];[.AA43];[.AB43];[.AC43];[.AD43];[.AE43]))" office:value-type="float" office:value="0" calcext:value-type="float">
            <text:p>0</text:p>
          </table:table-cell>
          <table:table-cell table:style-name="ce18" table:formula="of:=BIN2HEX(CONCATENATE([.B43];[.C43];[.D43];[.E43];[.F43];[.G43]); 2)&amp;BIN2HEX(CONCATENATE([.H43];[.I43];[.J43];[.K43];[.L43];[.M43];[.N43];[.O43]); 2)&amp;BIN2HEX(CONCATENATE([.P43];[.Q43];[.R43];[.S43];[.T43];[.U43];[.V43];[.W43]); 2)&amp;BIN2HEX(CONCATENATE([.X43];[.Y43];[.Z43];[.AA43];[.AB43];[.AC43];[.AD43];[.AE43]); 2)" office:value-type="string" office:string-value="00000000" calcext:value-type="string">
            <text:p>00000000</text:p>
          </table:table-cell>
          <table:table-cell table:number-columns-repeated="990"/>
        </table:table-row>
        <table:table-row table:style-name="ro3">
          <table:table-cell table:style-name="ce2"/>
          <table:table-cell table:number-columns-repeated="30" table:style-name="ce7" office:value-type="float" office:value="0" calcext:value-type="float">
            <text:p>0</text:p>
          </table:table-cell>
          <table:table-cell table:style-name="ce1" office:value-type="float" office:value="42" calcext:value-type="float">
            <text:p>42</text:p>
          </table:table-cell>
          <table:table-cell table:style-name="ce15" table:formula="of:=BIN2DEC(CONCATENATE([.Z44];[.AA44];[.AB44];[.AC44];[.AD44];[.AE44]))" office:value-type="float" office:value="0" calcext:value-type="float">
            <text:p>0</text:p>
          </table:table-cell>
          <table:table-cell table:style-name="ce18" table:formula="of:=BIN2HEX(CONCATENATE([.B44];[.C44];[.D44];[.E44];[.F44];[.G44]); 2)&amp;BIN2HEX(CONCATENATE([.H44];[.I44];[.J44];[.K44];[.L44];[.M44];[.N44];[.O44]); 2)&amp;BIN2HEX(CONCATENATE([.P44];[.Q44];[.R44];[.S44];[.T44];[.U44];[.V44];[.W44]); 2)&amp;BIN2HEX(CONCATENATE([.X44];[.Y44];[.Z44];[.AA44];[.AB44];[.AC44];[.AD44];[.AE44]); 2)" office:value-type="string" office:string-value="00000000" calcext:value-type="string">
            <text:p>00000000</text:p>
          </table:table-cell>
          <table:table-cell table:number-columns-repeated="990"/>
        </table:table-row>
        <table:table-row table:style-name="ro3">
          <table:table-cell table:style-name="ce2"/>
          <table:table-cell table:number-columns-repeated="30" table:style-name="ce7" office:value-type="float" office:value="0" calcext:value-type="float">
            <text:p>0</text:p>
          </table:table-cell>
          <table:table-cell table:style-name="ce1" table:formula="of:=[.AF44]+1" office:value-type="float" office:value="43" calcext:value-type="float">
            <text:p>43</text:p>
          </table:table-cell>
          <table:table-cell table:style-name="ce15" table:formula="of:=BIN2DEC(CONCATENATE([.Z45];[.AA45];[.AB45];[.AC45];[.AD45];[.AE45]))" office:value-type="float" office:value="0" calcext:value-type="float">
            <text:p>0</text:p>
          </table:table-cell>
          <table:table-cell table:style-name="ce18" table:formula="of:=BIN2HEX(CONCATENATE([.B45];[.C45];[.D45];[.E45];[.F45];[.G45]); 2)&amp;BIN2HEX(CONCATENATE([.H45];[.I45];[.J45];[.K45];[.L45];[.M45];[.N45];[.O45]); 2)&amp;BIN2HEX(CONCATENATE([.P45];[.Q45];[.R45];[.S45];[.T45];[.U45];[.V45];[.W45]); 2)&amp;BIN2HEX(CONCATENATE([.X45];[.Y45];[.Z45];[.AA45];[.AB45];[.AC45];[.AD45];[.AE45]); 2)" office:value-type="string" office:string-value="00000000" calcext:value-type="string">
            <text:p>00000000</text:p>
          </table:table-cell>
          <table:table-cell table:number-columns-repeated="990"/>
        </table:table-row>
        <table:table-row table:style-name="ro3">
          <table:table-cell table:style-name="ce2"/>
          <table:table-cell table:number-columns-repeated="30" table:style-name="ce7" office:value-type="float" office:value="0" calcext:value-type="float">
            <text:p>0</text:p>
          </table:table-cell>
          <table:table-cell table:style-name="ce1" table:formula="of:=[.AF45]+1" office:value-type="float" office:value="44" calcext:value-type="float">
            <text:p>44</text:p>
          </table:table-cell>
          <table:table-cell table:style-name="ce15" table:formula="of:=BIN2DEC(CONCATENATE([.Z46];[.AA46];[.AB46];[.AC46];[.AD46];[.AE46]))" office:value-type="float" office:value="0" calcext:value-type="float">
            <text:p>0</text:p>
          </table:table-cell>
          <table:table-cell table:style-name="ce18" table:formula="of:=BIN2HEX(CONCATENATE([.B46];[.C46];[.D46];[.E46];[.F46];[.G46]); 2)&amp;BIN2HEX(CONCATENATE([.H46];[.I46];[.J46];[.K46];[.L46];[.M46];[.N46];[.O46]); 2)&amp;BIN2HEX(CONCATENATE([.P46];[.Q46];[.R46];[.S46];[.T46];[.U46];[.V46];[.W46]); 2)&amp;BIN2HEX(CONCATENATE([.X46];[.Y46];[.Z46];[.AA46];[.AB46];[.AC46];[.AD46];[.AE46]); 2)" office:value-type="string" office:string-value="00000000" calcext:value-type="string">
            <text:p>00000000</text:p>
          </table:table-cell>
          <table:table-cell table:number-columns-repeated="990"/>
        </table:table-row>
        <table:table-row table:style-name="ro3">
          <table:table-cell table:style-name="ce2"/>
          <table:table-cell table:number-columns-repeated="30" table:style-name="ce7" office:value-type="float" office:value="0" calcext:value-type="float">
            <text:p>0</text:p>
          </table:table-cell>
          <table:table-cell table:style-name="ce1" table:formula="of:=[.AF46]+1" office:value-type="float" office:value="45" calcext:value-type="float">
            <text:p>45</text:p>
          </table:table-cell>
          <table:table-cell table:style-name="ce15" table:formula="of:=BIN2DEC(CONCATENATE([.Z47];[.AA47];[.AB47];[.AC47];[.AD47];[.AE47]))" office:value-type="float" office:value="0" calcext:value-type="float">
            <text:p>0</text:p>
          </table:table-cell>
          <table:table-cell table:style-name="ce18" table:formula="of:=BIN2HEX(CONCATENATE([.B47];[.C47];[.D47];[.E47];[.F47];[.G47]); 2)&amp;BIN2HEX(CONCATENATE([.H47];[.I47];[.J47];[.K47];[.L47];[.M47];[.N47];[.O47]); 2)&amp;BIN2HEX(CONCATENATE([.P47];[.Q47];[.R47];[.S47];[.T47];[.U47];[.V47];[.W47]); 2)&amp;BIN2HEX(CONCATENATE([.X47];[.Y47];[.Z47];[.AA47];[.AB47];[.AC47];[.AD47];[.AE47]);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47]+1" office:value-type="float" office:value="46" calcext:value-type="float">
            <text:p>46</text:p>
          </table:table-cell>
          <table:table-cell table:style-name="ce15" table:formula="of:=BIN2DEC(CONCATENATE([.Z48];[.AA48];[.AB48];[.AC48];[.AD48];[.AE48]))" office:value-type="float" office:value="0" calcext:value-type="float">
            <text:p>0</text:p>
          </table:table-cell>
          <table:table-cell table:style-name="ce18" table:formula="of:=BIN2HEX(CONCATENATE([.B48];[.C48];[.D48];[.E48];[.F48];[.G48]); 2)&amp;BIN2HEX(CONCATENATE([.H48];[.I48];[.J48];[.K48];[.L48];[.M48];[.N48];[.O48]); 2)&amp;BIN2HEX(CONCATENATE([.P48];[.Q48];[.R48];[.S48];[.T48];[.U48];[.V48];[.W48]); 2)&amp;BIN2HEX(CONCATENATE([.X48];[.Y48];[.Z48];[.AA48];[.AB48];[.AC48];[.AD48];[.AE48]);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48]+1" office:value-type="float" office:value="47" calcext:value-type="float">
            <text:p>47</text:p>
          </table:table-cell>
          <table:table-cell table:style-name="ce15" table:formula="of:=BIN2DEC(CONCATENATE([.Z49];[.AA49];[.AB49];[.AC49];[.AD49];[.AE49]))" office:value-type="float" office:value="0" calcext:value-type="float">
            <text:p>0</text:p>
          </table:table-cell>
          <table:table-cell table:style-name="ce18" table:formula="of:=BIN2HEX(CONCATENATE([.B49];[.C49];[.D49];[.E49];[.F49];[.G49]); 2)&amp;BIN2HEX(CONCATENATE([.H49];[.I49];[.J49];[.K49];[.L49];[.M49];[.N49];[.O49]); 2)&amp;BIN2HEX(CONCATENATE([.P49];[.Q49];[.R49];[.S49];[.T49];[.U49];[.V49];[.W49]); 2)&amp;BIN2HEX(CONCATENATE([.X49];[.Y49];[.Z49];[.AA49];[.AB49];[.AC49];[.AD49];[.AE49]);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49]+1" office:value-type="float" office:value="48" calcext:value-type="float">
            <text:p>48</text:p>
          </table:table-cell>
          <table:table-cell table:style-name="ce15" table:formula="of:=BIN2DEC(CONCATENATE([.Z50];[.AA50];[.AB50];[.AC50];[.AD50];[.AE50]))" office:value-type="float" office:value="0" calcext:value-type="float">
            <text:p>0</text:p>
          </table:table-cell>
          <table:table-cell table:style-name="ce18" table:formula="of:=BIN2HEX(CONCATENATE([.B50];[.C50];[.D50];[.E50];[.F50];[.G50]); 2)&amp;BIN2HEX(CONCATENATE([.H50];[.I50];[.J50];[.K50];[.L50];[.M50];[.N50];[.O50]); 2)&amp;BIN2HEX(CONCATENATE([.P50];[.Q50];[.R50];[.S50];[.T50];[.U50];[.V50];[.W50]); 2)&amp;BIN2HEX(CONCATENATE([.X50];[.Y50];[.Z50];[.AA50];[.AB50];[.AC50];[.AD50];[.AE50]);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0]+1" office:value-type="float" office:value="49" calcext:value-type="float">
            <text:p>49</text:p>
          </table:table-cell>
          <table:table-cell table:style-name="ce15" table:formula="of:=BIN2DEC(CONCATENATE([.Z51];[.AA51];[.AB51];[.AC51];[.AD51];[.AE51]))" office:value-type="float" office:value="0" calcext:value-type="float">
            <text:p>0</text:p>
          </table:table-cell>
          <table:table-cell table:style-name="ce18" table:formula="of:=BIN2HEX(CONCATENATE([.B51];[.C51];[.D51];[.E51];[.F51];[.G51]); 2)&amp;BIN2HEX(CONCATENATE([.H51];[.I51];[.J51];[.K51];[.L51];[.M51];[.N51];[.O51]); 2)&amp;BIN2HEX(CONCATENATE([.P51];[.Q51];[.R51];[.S51];[.T51];[.U51];[.V51];[.W51]); 2)&amp;BIN2HEX(CONCATENATE([.X51];[.Y51];[.Z51];[.AA51];[.AB51];[.AC51];[.AD51];[.AE51]); 2)" office:value-type="string" office:string-value="00000000" calcext:value-type="string">
            <text:p>00000000</text:p>
          </table:table-cell>
          <table:table-cell table:number-columns-repeated="990"/>
        </table:table-row>
        <table:table-row table:style-name="ro4">
          <table:table-cell table:style-name="ce4"/>
          <table:table-cell table:number-columns-repeated="30" table:style-name="ce7" office:value-type="float" office:value="0" calcext:value-type="float">
            <text:p>0</text:p>
          </table:table-cell>
          <table:table-cell table:style-name="ce1" table:formula="of:=[.AF51]+1" office:value-type="float" office:value="50" calcext:value-type="float">
            <text:p>50</text:p>
          </table:table-cell>
          <table:table-cell table:style-name="ce15" table:formula="of:=BIN2DEC(CONCATENATE([.Z52];[.AA52];[.AB52];[.AC52];[.AD52];[.AE52]))" office:value-type="float" office:value="0" calcext:value-type="float">
            <text:p>0</text:p>
          </table:table-cell>
          <table:table-cell table:style-name="ce18" table:formula="of:=BIN2HEX(CONCATENATE([.B52];[.C52];[.D52];[.E52];[.F52];[.G52]); 2)&amp;BIN2HEX(CONCATENATE([.H52];[.I52];[.J52];[.K52];[.L52];[.M52];[.N52];[.O52]); 2)&amp;BIN2HEX(CONCATENATE([.P52];[.Q52];[.R52];[.S52];[.T52];[.U52];[.V52];[.W52]); 2)&amp;BIN2HEX(CONCATENATE([.X52];[.Y52];[.Z52];[.AA52];[.AB52];[.AC52];[.AD52];[.AE52]);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2]+1" office:value-type="float" office:value="51" calcext:value-type="float">
            <text:p>51</text:p>
          </table:table-cell>
          <table:table-cell table:style-name="ce15" table:formula="of:=BIN2DEC(CONCATENATE([.Z53];[.AA53];[.AB53];[.AC53];[.AD53];[.AE53]))" office:value-type="float" office:value="0" calcext:value-type="float">
            <text:p>0</text:p>
          </table:table-cell>
          <table:table-cell table:style-name="ce18" table:formula="of:=BIN2HEX(CONCATENATE([.B53];[.C53];[.D53];[.E53];[.F53];[.G53]); 2)&amp;BIN2HEX(CONCATENATE([.H53];[.I53];[.J53];[.K53];[.L53];[.M53];[.N53];[.O53]); 2)&amp;BIN2HEX(CONCATENATE([.P53];[.Q53];[.R53];[.S53];[.T53];[.U53];[.V53];[.W53]); 2)&amp;BIN2HEX(CONCATENATE([.X53];[.Y53];[.Z53];[.AA53];[.AB53];[.AC53];[.AD53];[.AE53]);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3]+1" office:value-type="float" office:value="52" calcext:value-type="float">
            <text:p>52</text:p>
          </table:table-cell>
          <table:table-cell table:style-name="ce15" table:formula="of:=BIN2DEC(CONCATENATE([.Z54];[.AA54];[.AB54];[.AC54];[.AD54];[.AE54]))" office:value-type="float" office:value="0" calcext:value-type="float">
            <text:p>0</text:p>
          </table:table-cell>
          <table:table-cell table:style-name="ce18" table:formula="of:=BIN2HEX(CONCATENATE([.B54];[.C54];[.D54];[.E54];[.F54];[.G54]); 2)&amp;BIN2HEX(CONCATENATE([.H54];[.I54];[.J54];[.K54];[.L54];[.M54];[.N54];[.O54]); 2)&amp;BIN2HEX(CONCATENATE([.P54];[.Q54];[.R54];[.S54];[.T54];[.U54];[.V54];[.W54]); 2)&amp;BIN2HEX(CONCATENATE([.X54];[.Y54];[.Z54];[.AA54];[.AB54];[.AC54];[.AD54];[.AE54]);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4]+1" office:value-type="float" office:value="53" calcext:value-type="float">
            <text:p>53</text:p>
          </table:table-cell>
          <table:table-cell table:style-name="ce15" table:formula="of:=BIN2DEC(CONCATENATE([.Z55];[.AA55];[.AB55];[.AC55];[.AD55];[.AE55]))" office:value-type="float" office:value="0" calcext:value-type="float">
            <text:p>0</text:p>
          </table:table-cell>
          <table:table-cell table:style-name="ce18" table:formula="of:=BIN2HEX(CONCATENATE([.B55];[.C55];[.D55];[.E55];[.F55];[.G55]); 2)&amp;BIN2HEX(CONCATENATE([.H55];[.I55];[.J55];[.K55];[.L55];[.M55];[.N55];[.O55]); 2)&amp;BIN2HEX(CONCATENATE([.P55];[.Q55];[.R55];[.S55];[.T55];[.U55];[.V55];[.W55]); 2)&amp;BIN2HEX(CONCATENATE([.X55];[.Y55];[.Z55];[.AA55];[.AB55];[.AC55];[.AD55];[.AE55]);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5]+1" office:value-type="float" office:value="54" calcext:value-type="float">
            <text:p>54</text:p>
          </table:table-cell>
          <table:table-cell table:style-name="ce15" table:formula="of:=BIN2DEC(CONCATENATE([.Z56];[.AA56];[.AB56];[.AC56];[.AD56];[.AE56]))" office:value-type="float" office:value="0" calcext:value-type="float">
            <text:p>0</text:p>
          </table:table-cell>
          <table:table-cell table:style-name="ce18" table:formula="of:=BIN2HEX(CONCATENATE([.B56];[.C56];[.D56];[.E56];[.F56];[.G56]); 2)&amp;BIN2HEX(CONCATENATE([.H56];[.I56];[.J56];[.K56];[.L56];[.M56];[.N56];[.O56]); 2)&amp;BIN2HEX(CONCATENATE([.P56];[.Q56];[.R56];[.S56];[.T56];[.U56];[.V56];[.W56]); 2)&amp;BIN2HEX(CONCATENATE([.X56];[.Y56];[.Z56];[.AA56];[.AB56];[.AC56];[.AD56];[.AE56]);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6]+1" office:value-type="float" office:value="55" calcext:value-type="float">
            <text:p>55</text:p>
          </table:table-cell>
          <table:table-cell table:style-name="ce15" table:formula="of:=BIN2DEC(CONCATENATE([.Z57];[.AA57];[.AB57];[.AC57];[.AD57];[.AE57]))" office:value-type="float" office:value="0" calcext:value-type="float">
            <text:p>0</text:p>
          </table:table-cell>
          <table:table-cell table:style-name="ce18" table:formula="of:=BIN2HEX(CONCATENATE([.B57];[.C57];[.D57];[.E57];[.F57];[.G57]); 2)&amp;BIN2HEX(CONCATENATE([.H57];[.I57];[.J57];[.K57];[.L57];[.M57];[.N57];[.O57]); 2)&amp;BIN2HEX(CONCATENATE([.P57];[.Q57];[.R57];[.S57];[.T57];[.U57];[.V57];[.W57]); 2)&amp;BIN2HEX(CONCATENATE([.X57];[.Y57];[.Z57];[.AA57];[.AB57];[.AC57];[.AD57];[.AE57]);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7]+1" office:value-type="float" office:value="56" calcext:value-type="float">
            <text:p>56</text:p>
          </table:table-cell>
          <table:table-cell table:style-name="ce15" table:formula="of:=BIN2DEC(CONCATENATE([.Z58];[.AA58];[.AB58];[.AC58];[.AD58];[.AE58]))" office:value-type="float" office:value="0" calcext:value-type="float">
            <text:p>0</text:p>
          </table:table-cell>
          <table:table-cell table:style-name="ce18" table:formula="of:=BIN2HEX(CONCATENATE([.B58];[.C58];[.D58];[.E58];[.F58];[.G58]); 2)&amp;BIN2HEX(CONCATENATE([.H58];[.I58];[.J58];[.K58];[.L58];[.M58];[.N58];[.O58]); 2)&amp;BIN2HEX(CONCATENATE([.P58];[.Q58];[.R58];[.S58];[.T58];[.U58];[.V58];[.W58]); 2)&amp;BIN2HEX(CONCATENATE([.X58];[.Y58];[.Z58];[.AA58];[.AB58];[.AC58];[.AD58];[.AE58]);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8]+1" office:value-type="float" office:value="57" calcext:value-type="float">
            <text:p>57</text:p>
          </table:table-cell>
          <table:table-cell table:style-name="ce15" table:formula="of:=BIN2DEC(CONCATENATE([.Z59];[.AA59];[.AB59];[.AC59];[.AD59];[.AE59]))" office:value-type="float" office:value="0" calcext:value-type="float">
            <text:p>0</text:p>
          </table:table-cell>
          <table:table-cell table:style-name="ce18" table:formula="of:=BIN2HEX(CONCATENATE([.B59];[.C59];[.D59];[.E59];[.F59];[.G59]); 2)&amp;BIN2HEX(CONCATENATE([.H59];[.I59];[.J59];[.K59];[.L59];[.M59];[.N59];[.O59]); 2)&amp;BIN2HEX(CONCATENATE([.P59];[.Q59];[.R59];[.S59];[.T59];[.U59];[.V59];[.W59]); 2)&amp;BIN2HEX(CONCATENATE([.X59];[.Y59];[.Z59];[.AA59];[.AB59];[.AC59];[.AD59];[.AE59]);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59]+1" office:value-type="float" office:value="58" calcext:value-type="float">
            <text:p>58</text:p>
          </table:table-cell>
          <table:table-cell table:style-name="ce15" table:formula="of:=BIN2DEC(CONCATENATE([.Z60];[.AA60];[.AB60];[.AC60];[.AD60];[.AE60]))" office:value-type="float" office:value="0" calcext:value-type="float">
            <text:p>0</text:p>
          </table:table-cell>
          <table:table-cell table:style-name="ce18" table:formula="of:=BIN2HEX(CONCATENATE([.B60];[.C60];[.D60];[.E60];[.F60];[.G60]); 2)&amp;BIN2HEX(CONCATENATE([.H60];[.I60];[.J60];[.K60];[.L60];[.M60];[.N60];[.O60]); 2)&amp;BIN2HEX(CONCATENATE([.P60];[.Q60];[.R60];[.S60];[.T60];[.U60];[.V60];[.W60]); 2)&amp;BIN2HEX(CONCATENATE([.X60];[.Y60];[.Z60];[.AA60];[.AB60];[.AC60];[.AD60];[.AE60]); 2)" office:value-type="string" office:string-value="00000000" calcext:value-type="string">
            <text:p>00000000</text:p>
          </table:table-cell>
          <table:table-cell table:number-columns-repeated="990"/>
        </table:table-row>
        <table:table-row table:style-name="ro5">
          <table:table-cell table:style-name="ce4"/>
          <table:table-cell table:number-columns-repeated="30" table:style-name="ce7" office:value-type="float" office:value="0" calcext:value-type="float">
            <text:p>0</text:p>
          </table:table-cell>
          <table:table-cell table:style-name="ce1" table:formula="of:=[.AF60]+1" office:value-type="float" office:value="59" calcext:value-type="float">
            <text:p>59</text:p>
          </table:table-cell>
          <table:table-cell table:style-name="ce15" table:formula="of:=BIN2DEC(CONCATENATE([.Z61];[.AA61];[.AB61];[.AC61];[.AD61];[.AE61]))" office:value-type="float" office:value="0" calcext:value-type="float">
            <text:p>0</text:p>
          </table:table-cell>
          <table:table-cell table:style-name="ce18" table:formula="of:=BIN2HEX(CONCATENATE([.B61];[.C61];[.D61];[.E61];[.F61];[.G61]); 2)&amp;BIN2HEX(CONCATENATE([.H61];[.I61];[.J61];[.K61];[.L61];[.M61];[.N61];[.O61]); 2)&amp;BIN2HEX(CONCATENATE([.P61];[.Q61];[.R61];[.S61];[.T61];[.U61];[.V61];[.W61]); 2)&amp;BIN2HEX(CONCATENATE([.X61];[.Y61];[.Z61];[.AA61];[.AB61];[.AC61];[.AD61];[.AE61]);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61]+1" office:value-type="float" office:value="60" calcext:value-type="float">
            <text:p>60</text:p>
          </table:table-cell>
          <table:table-cell table:style-name="ce15" table:formula="of:=BIN2DEC(CONCATENATE([.Z62];[.AA62];[.AB62];[.AC62];[.AD62];[.AE62]))" office:value-type="float" office:value="0" calcext:value-type="float">
            <text:p>0</text:p>
          </table:table-cell>
          <table:table-cell table:style-name="ce18" table:formula="of:=BIN2HEX(CONCATENATE([.B62];[.C62];[.D62];[.E62];[.F62];[.G62]); 2)&amp;BIN2HEX(CONCATENATE([.H62];[.I62];[.J62];[.K62];[.L62];[.M62];[.N62];[.O62]); 2)&amp;BIN2HEX(CONCATENATE([.P62];[.Q62];[.R62];[.S62];[.T62];[.U62];[.V62];[.W62]); 2)&amp;BIN2HEX(CONCATENATE([.X62];[.Y62];[.Z62];[.AA62];[.AB62];[.AC62];[.AD62];[.AE62]);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62]+1" office:value-type="float" office:value="61" calcext:value-type="float">
            <text:p>61</text:p>
          </table:table-cell>
          <table:table-cell table:style-name="ce15" table:formula="of:=BIN2DEC(CONCATENATE([.Z63];[.AA63];[.AB63];[.AC63];[.AD63];[.AE63]))" office:value-type="float" office:value="0" calcext:value-type="float">
            <text:p>0</text:p>
          </table:table-cell>
          <table:table-cell table:style-name="ce18" table:formula="of:=BIN2HEX(CONCATENATE([.B63];[.C63];[.D63];[.E63];[.F63];[.G63]); 2)&amp;BIN2HEX(CONCATENATE([.H63];[.I63];[.J63];[.K63];[.L63];[.M63];[.N63];[.O63]); 2)&amp;BIN2HEX(CONCATENATE([.P63];[.Q63];[.R63];[.S63];[.T63];[.U63];[.V63];[.W63]); 2)&amp;BIN2HEX(CONCATENATE([.X63];[.Y63];[.Z63];[.AA63];[.AB63];[.AC63];[.AD63];[.AE63]);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63]+1" office:value-type="float" office:value="62" calcext:value-type="float">
            <text:p>62</text:p>
          </table:table-cell>
          <table:table-cell table:style-name="ce15" table:formula="of:=BIN2DEC(CONCATENATE([.Z64];[.AA64];[.AB64];[.AC64];[.AD64];[.AE64]))" office:value-type="float" office:value="0" calcext:value-type="float">
            <text:p>0</text:p>
          </table:table-cell>
          <table:table-cell table:style-name="ce18" table:formula="of:=BIN2HEX(CONCATENATE([.B64];[.C64];[.D64];[.E64];[.F64];[.G64]); 2)&amp;BIN2HEX(CONCATENATE([.H64];[.I64];[.J64];[.K64];[.L64];[.M64];[.N64];[.O64]); 2)&amp;BIN2HEX(CONCATENATE([.P64];[.Q64];[.R64];[.S64];[.T64];[.U64];[.V64];[.W64]); 2)&amp;BIN2HEX(CONCATENATE([.X64];[.Y64];[.Z64];[.AA64];[.AB64];[.AC64];[.AD64];[.AE64]);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64]+1" office:value-type="float" office:value="63" calcext:value-type="float">
            <text:p>63</text:p>
          </table:table-cell>
          <table:table-cell table:style-name="ce15" table:formula="of:=BIN2DEC(CONCATENATE([.Z65];[.AA65];[.AB65];[.AC65];[.AD65];[.AE65]))" office:value-type="float" office:value="0" calcext:value-type="float">
            <text:p>0</text:p>
          </table:table-cell>
          <table:table-cell table:style-name="ce18" table:formula="of:=BIN2HEX(CONCATENATE([.B65];[.C65];[.D65];[.E65];[.F65];[.G65]); 2)&amp;BIN2HEX(CONCATENATE([.H65];[.I65];[.J65];[.K65];[.L65];[.M65];[.N65];[.O65]); 2)&amp;BIN2HEX(CONCATENATE([.P65];[.Q65];[.R65];[.S65];[.T65];[.U65];[.V65];[.W65]); 2)&amp;BIN2HEX(CONCATENATE([.X65];[.Y65];[.Z65];[.AA65];[.AB65];[.AC65];[.AD65];[.AE65]); 2)" office:value-type="string" office:string-value="00000000" calcext:value-type="string">
            <text:p>00000000</text:p>
          </table:table-cell>
          <table:table-cell table:number-columns-repeated="990"/>
        </table:table-row>
        <table:table-row table:style-name="ro3">
          <table:table-cell table:style-name="ce4"/>
          <table:table-cell table:number-columns-repeated="30" table:style-name="ce7" office:value-type="float" office:value="0" calcext:value-type="float">
            <text:p>0</text:p>
          </table:table-cell>
          <table:table-cell table:style-name="ce1" table:formula="of:=[.AF65]+1" office:value-type="float" office:value="64" calcext:value-type="float">
            <text:p>64</text:p>
          </table:table-cell>
          <table:table-cell table:style-name="ce15" table:formula="of:=BIN2DEC(CONCATENATE([.Z66];[.AA66];[.AB66];[.AC66];[.AD66];[.AE66]))" office:value-type="float" office:value="0" calcext:value-type="float">
            <text:p>0</text:p>
          </table:table-cell>
          <table:table-cell table:style-name="ce18" table:formula="of:=BIN2HEX(CONCATENATE([.B66];[.C66];[.D66];[.E66];[.F66];[.G66]); 2)&amp;BIN2HEX(CONCATENATE([.H66];[.I66];[.J66];[.K66];[.L66];[.M66];[.N66];[.O66]); 2)&amp;BIN2HEX(CONCATENATE([.P66];[.Q66];[.R66];[.S66];[.T66];[.U66];[.V66];[.W66]); 2)&amp;BIN2HEX(CONCATENATE([.X66];[.Y66];[.Z66];[.AA66];[.AB66];[.AC66];[.AD66];[.AE66]); 2)" office:value-type="string" office:string-value="00000000" calcext:value-type="string">
            <text:p>00000000</text:p>
          </table:table-cell>
          <table:table-cell table:number-columns-repeated="990"/>
        </table:table-row>
        <table:table-row table:style-name="ro3" table:number-rows-repeated="2">
          <table:table-cell table:number-columns-repeated="1024"/>
        </table:table-row>
        <table:table-row table:style-name="ro5">
          <table:table-cell table:number-columns-repeated="17"/>
          <table:table-cell table:style-name="ce9" office:value-type="string" calcext:value-type="string" table:number-columns-spanned="6" table:number-rows-spanned="1">
            <text:p>Interrupt ROM</text:p>
          </table:table-cell>
          <table:covered-table-cell table:number-columns-repeated="5" table:style-name="ce10"/>
          <table:table-cell/>
          <table:table-cell table:style-name="ce9" office:value-type="string" calcext:value-type="string" table:number-columns-spanned="6" table:number-rows-spanned="1">
            <text:p>Condition ROM</text:p>
          </table:table-cell>
          <table:covered-table-cell table:number-columns-repeated="5" table:style-name="ce10"/>
          <table:table-cell/>
          <table:table-cell table:style-name="ce9" office:value-type="string" calcext:value-type="string" table:number-columns-spanned="4" table:number-rows-spanned="1">
            <text:p>Sequencer Rom</text:p>
          </table:table-cell>
          <table:covered-table-cell table:number-columns-repeated="3" table:style-name="ce10"/>
          <table:table-cell table:number-columns-repeated="989"/>
        </table:table-row>
        <table:table-row table:style-name="ro3">
          <table:table-cell table:style-name="ce5" office:value-type="string" calcext:value-type="string" table:number-columns-spanned="17" table:number-rows-spanned="4">
            <text:p><text:span text:style-name="T1">Some Hints: </text:span><text:span text:style-name="T2">The values in the 'Hex Value' Column are Brandonsim compatible. You should be able to just copy and paste them directly into the Brandonsim ROM editor. Not all rows (of the above table) may be used for the microcode.</text:span></text:p>
          </table:table-cell>
          <table:covered-table-cell table:number-columns-repeated="16" table:style-name="ce6"/>
          <table:table-cell table:style-name="ce10" office:value-type="string" calcext:value-type="string">
            <text:p>Address</text:p>
          </table:table-cell>
          <table:table-cell table:style-name="ce10" office:value-type="string" calcext:value-type="string">
            <text:p>Value</text:p>
          </table:table-cell>
          <table:table-cell table:style-name="ce10" office:value-type="string" calcext:value-type="string">
            <text:p>Comment</text:p>
          </table:table-cell>
          <table:table-cell table:style-name="ce10" table:number-columns-repeated="2"/>
          <table:table-cell table:style-name="ce10" office:value-type="string" calcext:value-type="string">
            <text:p>Hex</text:p>
          </table:table-cell>
          <table:table-cell/>
          <table:table-cell table:style-name="ce10" office:value-type="string" calcext:value-type="string">
            <text:p>Address</text:p>
          </table:table-cell>
          <table:table-cell table:style-name="ce10" office:value-type="string" calcext:value-type="string">
            <text:p>Value</text:p>
          </table:table-cell>
          <table:table-cell table:style-name="ce10" office:value-type="string" calcext:value-type="string">
            <text:p>Comment</text:p>
          </table:table-cell>
          <table:table-cell table:style-name="ce10" table:number-columns-repeated="2"/>
          <table:table-cell table:style-name="ce10" office:value-type="string" calcext:value-type="string">
            <text:p>Hex</text:p>
          </table:table-cell>
          <table:table-cell/>
          <table:table-cell table:style-name="ce10" office:value-type="string" calcext:value-type="string">
            <text:p>Operation</text:p>
          </table:table-cell>
          <table:table-cell table:style-name="ce10" office:value-type="string" calcext:value-type="string">
            <text:p>OPCode</text:p>
          </table:table-cell>
          <table:table-cell table:style-name="ce10" office:value-type="string" calcext:value-type="string">
            <text:p>Value</text:p>
          </table:table-cell>
          <table:table-cell table:style-name="ce10" office:value-type="string" calcext:value-type="string">
            <text:p>Hex</text:p>
          </table:table-cell>
          <table:table-cell table:number-columns-repeated="989"/>
        </table:table-row>
        <table:table-row table:style-name="ro6">
          <table:covered-table-cell table:number-columns-repeated="17" table:style-name="ce6"/>
          <table:table-cell table:style-name="ce11" office:value-type="string" calcext:value-type="string">
            <text:p>00</text:p>
          </table:table-cell>
          <table:table-cell office:value-type="float" office:value="1" calcext:value-type="float">
            <text:p>1</text:p>
          </table:table-cell>
          <table:table-cell table:style-name="ce12" office:value-type="string" calcext:value-type="string">
            <text:p>Fetch0 microsequence</text:p>
          </table:table-cell>
          <table:table-cell table:style-name="ce12" table:number-columns-repeated="2"/>
          <table:table-cell table:style-name="ce3" table:formula="of:=DEC2HEX([.S71];2)" office:value-type="string" office:string-value="01" calcext:value-type="string">
            <text:p>01</text:p>
          </table:table-cell>
          <table:table-cell/>
          <table:table-cell table:style-name="ce11" office:value-type="string" calcext:value-type="string">
            <text:p>00</text:p>
          </table:table-cell>
          <table:table-cell office:value-type="float" office:value="0" calcext:value-type="float">
            <text:p>0</text:p>
          </table:table-cell>
          <table:table-cell table:style-name="ce12" office:value-type="string" calcext:value-type="string">
            <text:p>Go back to fetch</text:p>
          </table:table-cell>
          <table:table-cell table:style-name="ce12" table:number-columns-repeated="2"/>
          <table:table-cell table:style-name="ce3" table:formula="of:=DEC2HEX([.Z71];2)" office:value-type="string" office:string-value="00" calcext:value-type="string">
            <text:p>00</text:p>
          </table:table-cell>
          <table:table-cell/>
          <table:table-cell table:style-name="ce4" office:value-type="string" calcext:value-type="string">
            <text:p>ADD</text:p>
          </table:table-cell>
          <table:table-cell table:style-name="ce4" office:value-type="string" calcext:value-type="string">
            <text:p>0000</text:p>
          </table:table-cell>
          <table:table-cell office:value-type="float" office:value="4" calcext:value-type="float">
            <text:p>4</text:p>
          </table:table-cell>
          <table:table-cell table:style-name="ce3" table:formula="of:=DEC2HEX([.AH71];2)" office:value-type="string" office:string-value="04" calcext:value-type="string">
            <text:p>04</text:p>
          </table:table-cell>
          <table:table-cell table:number-columns-repeated="989"/>
        </table:table-row>
        <table:table-row table:style-name="ro6">
          <table:covered-table-cell table:number-columns-repeated="17" table:style-name="ce6"/>
          <table:table-cell table:style-name="ce11" office:value-type="string" calcext:value-type="string">
            <text:p>01</text:p>
          </table:table-cell>
          <table:table-cell office:value-type="float" office:value="34" calcext:value-type="float">
            <text:p>34</text:p>
          </table:table-cell>
          <table:table-cell table:style-name="ce12" office:value-type="string" calcext:value-type="string">
            <text:p>INT0 microsequence</text:p>
          </table:table-cell>
          <table:table-cell table:style-name="ce12" table:number-columns-repeated="2"/>
          <table:table-cell table:style-name="ce3" table:formula="of:=DEC2HEX([.S72];2)" office:value-type="string" office:string-value="22" calcext:value-type="string">
            <text:p>22</text:p>
          </table:table-cell>
          <table:table-cell/>
          <table:table-cell table:style-name="ce11" office:value-type="string" calcext:value-type="string">
            <text:p>01</text:p>
          </table:table-cell>
          <table:table-cell office:value-type="float" office:value="16" calcext:value-type="float">
            <text:p>16</text:p>
          </table:table-cell>
          <table:table-cell table:style-name="ce12" office:value-type="string" calcext:value-type="string">
            <text:p>Skip</text:p>
          </table:table-cell>
          <table:table-cell table:style-name="ce12" table:number-columns-repeated="2"/>
          <table:table-cell table:style-name="ce3" table:formula="of:=DEC2HEX([.Z72];2)" office:value-type="string" office:string-value="10" calcext:value-type="string">
            <text:p>10</text:p>
          </table:table-cell>
          <table:table-cell/>
          <table:table-cell table:style-name="ce4" office:value-type="string" calcext:value-type="string">
            <text:p>ADDI</text:p>
          </table:table-cell>
          <table:table-cell table:style-name="ce4" office:value-type="string" calcext:value-type="string">
            <text:p>0001</text:p>
          </table:table-cell>
          <table:table-cell office:value-type="float" office:value="7" calcext:value-type="float">
            <text:p>7</text:p>
          </table:table-cell>
          <table:table-cell table:style-name="ce3" table:formula="of:=DEC2HEX([.AH72];2)" office:value-type="string" office:string-value="07" calcext:value-type="string">
            <text:p>07</text:p>
          </table:table-cell>
          <table:table-cell table:number-columns-repeated="989"/>
        </table:table-row>
        <table:table-row table:style-name="ro6">
          <table:covered-table-cell table:number-columns-repeated="17" table:style-name="ce6"/>
          <table:table-cell table:style-name="ce11"/>
          <table:table-cell/>
          <table:table-cell table:style-name="ce12" table:number-columns-repeated="3"/>
          <table:table-cell table:style-name="ce3" table:formula="of:=DEC2HEX([.S73];2)" office:value-type="string" office:string-value="00" calcext:value-type="string">
            <text:p>00</text:p>
          </table:table-cell>
          <table:table-cell/>
          <table:table-cell table:style-name="ce11"/>
          <table:table-cell/>
          <table:table-cell table:style-name="ce12" table:number-columns-repeated="3"/>
          <table:table-cell table:style-name="ce3" table:formula="of:=DEC2HEX([.Z73];2)" office:value-type="string" office:string-value="00" calcext:value-type="string">
            <text:p>00</text:p>
          </table:table-cell>
          <table:table-cell/>
          <table:table-cell table:style-name="ce4" office:value-type="string" calcext:value-type="string">
            <text:p>NAND</text:p>
          </table:table-cell>
          <table:table-cell table:style-name="ce4" office:value-type="string" calcext:value-type="string">
            <text:p>0010</text:p>
          </table:table-cell>
          <table:table-cell office:value-type="float" office:value="9" calcext:value-type="float">
            <text:p>9</text:p>
          </table:table-cell>
          <table:table-cell table:style-name="ce3" table:formula="of:=DEC2HEX([.AH73];2)" office:value-type="string" office:string-value="09" calcext:value-type="string">
            <text:p>09</text:p>
          </table:table-cell>
          <table:table-cell table:number-columns-repeated="989"/>
        </table:table-row>
        <table:table-row table:style-name="ro6">
          <table:table-cell table:number-columns-repeated="17"/>
          <table:table-cell table:style-name="ce11"/>
          <table:table-cell/>
          <table:table-cell table:style-name="ce12" table:number-columns-repeated="3"/>
          <table:table-cell table:style-name="ce3" table:formula="of:=DEC2HEX([.S74];2)" office:value-type="string" office:string-value="00" calcext:value-type="string">
            <text:p>00</text:p>
          </table:table-cell>
          <table:table-cell/>
          <table:table-cell table:style-name="ce11"/>
          <table:table-cell/>
          <table:table-cell table:style-name="ce12" table:number-columns-repeated="3"/>
          <table:table-cell table:style-name="ce3" table:formula="of:=DEC2HEX([.Z74];2)" office:value-type="string" office:string-value="00" calcext:value-type="string">
            <text:p>00</text:p>
          </table:table-cell>
          <table:table-cell/>
          <table:table-cell table:style-name="ce4" office:value-type="string" calcext:value-type="string">
            <text:p>SKP</text:p>
          </table:table-cell>
          <table:table-cell table:style-name="ce4" office:value-type="string" calcext:value-type="string">
            <text:p>0011</text:p>
          </table:table-cell>
          <table:table-cell office:value-type="float" office:value="12" calcext:value-type="float">
            <text:p>12</text:p>
          </table:table-cell>
          <table:table-cell table:style-name="ce3" table:formula="of:=DEC2HEX([.AH74];2)" office:value-type="string" office:string-value="0C" calcext:value-type="string">
            <text:p>0C</text:p>
          </table:table-cell>
          <table:table-cell table:number-columns-repeated="989"/>
        </table:table-row>
        <table:table-row table:style-name="ro6">
          <table:table-cell table:number-columns-repeated="26"/>
          <table:table-cell table:style-name="ce3" table:number-columns-repeated="4"/>
          <table:table-cell/>
          <table:table-cell table:style-name="ce4" office:value-type="string" calcext:value-type="string">
            <text:p>GOTO</text:p>
          </table:table-cell>
          <table:table-cell table:style-name="ce4" office:value-type="string" calcext:value-type="string">
            <text:p>0100</text:p>
          </table:table-cell>
          <table:table-cell office:value-type="float" office:value="18" calcext:value-type="float">
            <text:p>18</text:p>
          </table:table-cell>
          <table:table-cell table:style-name="ce3" table:formula="of:=DEC2HEX([.AH75];2)" office:value-type="string" office:string-value="12" calcext:value-type="string">
            <text:p>12</text:p>
          </table:table-cell>
          <table:table-cell table:number-columns-repeated="989"/>
        </table:table-row>
        <table:table-row table:style-name="ro6">
          <table:table-cell table:number-columns-repeated="26"/>
          <table:table-cell table:style-name="ce3" table:number-columns-repeated="4"/>
          <table:table-cell/>
          <table:table-cell table:style-name="ce4" office:value-type="string" calcext:value-type="string">
            <text:p>LEA</text:p>
          </table:table-cell>
          <table:table-cell table:style-name="ce4" office:value-type="string" calcext:value-type="string">
            <text:p>0101</text:p>
          </table:table-cell>
          <table:table-cell office:value-type="float" office:value="21" calcext:value-type="float">
            <text:p>21</text:p>
          </table:table-cell>
          <table:table-cell table:style-name="ce3" table:formula="of:=DEC2HEX([.AH76];2)" office:value-type="string" office:string-value="15" calcext:value-type="string">
            <text:p>15</text:p>
          </table:table-cell>
          <table:table-cell table:number-columns-repeated="989"/>
        </table:table-row>
        <table:table-row table:style-name="ro6">
          <table:table-cell table:number-columns-repeated="31"/>
          <table:table-cell table:style-name="ce4" office:value-type="string" calcext:value-type="string">
            <text:p>EI</text:p>
          </table:table-cell>
          <table:table-cell table:style-name="ce4" office:value-type="string" calcext:value-type="string">
            <text:p>0110</text:p>
          </table:table-cell>
          <table:table-cell office:value-type="float" office:value="38" calcext:value-type="float">
            <text:p>38</text:p>
          </table:table-cell>
          <table:table-cell table:style-name="ce3" table:formula="of:=DEC2HEX([.AH77];2)" office:value-type="string" office:string-value="26" calcext:value-type="string">
            <text:p>26</text:p>
          </table:table-cell>
          <table:table-cell table:number-columns-repeated="989"/>
        </table:table-row>
        <table:table-row table:style-name="ro6">
          <table:table-cell table:number-columns-repeated="31"/>
          <table:table-cell table:style-name="ce4" office:value-type="string" calcext:value-type="string">
            <text:p>DI</text:p>
          </table:table-cell>
          <table:table-cell table:style-name="ce4" office:value-type="string" calcext:value-type="string">
            <text:p>0111</text:p>
          </table:table-cell>
          <table:table-cell office:value-type="float" office:value="39" calcext:value-type="float">
            <text:p>39</text:p>
          </table:table-cell>
          <table:table-cell table:style-name="ce3" table:formula="of:=DEC2HEX([.AH78];2)" office:value-type="string" office:string-value="27" calcext:value-type="string">
            <text:p>27</text:p>
          </table:table-cell>
          <table:table-cell table:number-columns-repeated="989"/>
        </table:table-row>
        <table:table-row table:style-name="ro6">
          <table:table-cell table:number-columns-repeated="31"/>
          <table:table-cell table:style-name="ce4" office:value-type="string" calcext:value-type="string">
            <text:p>LW</text:p>
          </table:table-cell>
          <table:table-cell table:style-name="ce4" office:value-type="string" calcext:value-type="string">
            <text:p>1000</text:p>
          </table:table-cell>
          <table:table-cell office:value-type="float" office:value="23" calcext:value-type="float">
            <text:p>23</text:p>
          </table:table-cell>
          <table:table-cell table:style-name="ce3" table:formula="of:=DEC2HEX([.AH79];2)" office:value-type="string" office:string-value="17" calcext:value-type="string">
            <text:p>17</text:p>
          </table:table-cell>
          <table:table-cell table:number-columns-repeated="989"/>
        </table:table-row>
        <table:table-row table:style-name="ro6">
          <table:table-cell table:number-columns-repeated="31"/>
          <table:table-cell table:style-name="ce4" office:value-type="string" calcext:value-type="string">
            <text:p>SW</text:p>
          </table:table-cell>
          <table:table-cell table:style-name="ce4" office:value-type="string" calcext:value-type="string">
            <text:p>1001</text:p>
          </table:table-cell>
          <table:table-cell office:value-type="float" office:value="27" calcext:value-type="float">
            <text:p>27</text:p>
          </table:table-cell>
          <table:table-cell table:style-name="ce3" table:formula="of:=DEC2HEX([.AH80];2)" office:value-type="string" office:string-value="1B" calcext:value-type="string">
            <text:p>1B</text:p>
          </table:table-cell>
          <table:table-cell table:number-columns-repeated="989"/>
        </table:table-row>
        <table:table-row table:style-name="ro6">
          <table:table-cell table:number-columns-repeated="31"/>
          <table:table-cell table:style-name="ce4" office:value-type="string" calcext:value-type="string">
            <text:p>RETI</text:p>
          </table:table-cell>
          <table:table-cell table:style-name="ce4" office:value-type="string" calcext:value-type="string">
            <text:p>1010</text:p>
          </table:table-cell>
          <table:table-cell office:value-type="float" office:value="40" calcext:value-type="float">
            <text:p>40</text:p>
          </table:table-cell>
          <table:table-cell table:style-name="ce3" table:formula="of:=DEC2HEX([.AH81];2)" office:value-type="string" office:string-value="28" calcext:value-type="string">
            <text:p>28</text:p>
          </table:table-cell>
          <table:table-cell table:number-columns-repeated="989"/>
        </table:table-row>
        <table:table-row table:style-name="ro6">
          <table:table-cell table:number-columns-repeated="31"/>
          <table:table-cell table:style-name="ce4" table:number-columns-repeated="2"/>
          <table:table-cell/>
          <table:table-cell table:style-name="ce3" table:formula="of:=DEC2HEX([.AH82];2)" office:value-type="string" office:string-value="00" calcext:value-type="string">
            <text:p>00</text:p>
          </table:table-cell>
          <table:table-cell table:number-columns-repeated="989"/>
        </table:table-row>
        <table:table-row table:style-name="ro6">
          <table:table-cell table:number-columns-repeated="31"/>
          <table:table-cell table:style-name="ce4" office:value-type="string" calcext:value-type="string">
            <text:p>JALR</text:p>
          </table:table-cell>
          <table:table-cell table:style-name="ce4" office:value-type="string" calcext:value-type="string">
            <text:p>1100</text:p>
          </table:table-cell>
          <table:table-cell office:value-type="float" office:value="31" calcext:value-type="float">
            <text:p>31</text:p>
          </table:table-cell>
          <table:table-cell table:style-name="ce3" table:formula="of:=DEC2HEX([.AH83];2)" office:value-type="string" office:string-value="1F" calcext:value-type="string">
            <text:p>1F</text:p>
          </table:table-cell>
          <table:table-cell table:number-columns-repeated="989"/>
        </table:table-row>
        <table:table-row table:style-name="ro6">
          <table:table-cell table:number-columns-repeated="31"/>
          <table:table-cell table:style-name="ce4"/>
          <table:table-cell table:style-name="ce4" office:value-type="string" calcext:value-type="string">
            <text:p>1101</text:p>
          </table:table-cell>
          <table:table-cell/>
          <table:table-cell table:style-name="ce3" table:formula="of:=DEC2HEX([.AH84];2)" office:value-type="string" office:string-value="00" calcext:value-type="string">
            <text:p>00</text:p>
          </table:table-cell>
          <table:table-cell table:number-columns-repeated="989"/>
        </table:table-row>
        <table:table-row table:style-name="ro6">
          <table:table-cell table:number-columns-repeated="31"/>
          <table:table-cell table:style-name="ce4"/>
          <table:table-cell table:style-name="ce4" office:value-type="string" calcext:value-type="string">
            <text:p>1110</text:p>
          </table:table-cell>
          <table:table-cell/>
          <table:table-cell table:style-name="ce3" table:formula="of:=DEC2HEX([.AH85];2)" office:value-type="string" office:string-value="00" calcext:value-type="string">
            <text:p>00</text:p>
          </table:table-cell>
          <table:table-cell table:number-columns-repeated="989"/>
        </table:table-row>
        <table:table-row table:style-name="ro6">
          <table:table-cell table:number-columns-repeated="31"/>
          <table:table-cell table:style-name="ce4" office:value-type="string" calcext:value-type="string">
            <text:p>HALT</text:p>
          </table:table-cell>
          <table:table-cell table:style-name="ce4" office:value-type="string" calcext:value-type="string">
            <text:p>1111</text:p>
          </table:table-cell>
          <table:table-cell office:value-type="float" office:value="33" calcext:value-type="float">
            <text:p>33</text:p>
          </table:table-cell>
          <table:table-cell table:style-name="ce3" table:formula="of:=DEC2HEX([.AH86];2)" office:value-type="string" office:string-value="21" calcext:value-type="string">
            <text:p>21</text:p>
          </table:table-cell>
          <table:table-cell table:number-columns-repeated="989"/>
        </table:table-row>
        <table:table-row table:style-name="ro3">
          <table:table-cell table:number-columns-repeated="34"/>
          <table:table-cell table:style-name="ce3"/>
          <table:table-cell table:number-columns-repeated="989"/>
        </table:table-row>
        <table:table-row table:style-name="ro7">
          <table:table-cell table:number-columns-repeated="31"/>
          <table:table-cell table:style-name="ce13" office:value-type="string" calcext:value-type="string" table:number-columns-spanned="4" table:number-rows-spanned="1">
            <text:p>Note: What goes into the Sequencer Rom? Read the PDF to understand.</text:p>
          </table:table-cell>
          <table:covered-table-cell table:number-columns-repeated="3" table:style-name="ce16"/>
          <table:table-cell table:number-columns-repeated="989"/>
        </table:table-row>
        <table:table-row table:style-name="ro8">
          <table:table-cell table:number-columns-repeated="1024"/>
        </table:table-row>
        <table:table-row table:style-name="ro3">
          <table:table-cell table:number-columns-repeated="32"/>
          <table:table-cell table:style-name="ce16" table:number-columns-repeated="4"/>
          <table:table-cell table:number-columns-repeated="988"/>
        </table:table-row>
        <table:table-row table:style-name="ro3" table:number-rows-repeated="1048485">
          <table:table-cell table:number-columns-repeated="1024"/>
        </table:table-row>
        <table:table-row table:style-name="ro3">
          <table:table-cell table:number-columns-repeated="1024"/>
        </table:table-row>
        <calcext:conditional-formats>
          <calcext:conditional-format calcext:target-range-address="Sheet1.B2:Sheet1.AE66">
            <calcext:condition calcext:apply-style-name="ConditionalStyle_1" calcext:value="contains-text(&quot;1&quot;)" calcext:base-cell-address="Sheet1.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1">00/00/0000</text:date>, <text:time style:data-style-name="N2" text:time-value="16:09:22.04295365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darth Senthilkumar</meta:initial-creator>
    <meta:creation-date>2016-09-14T00:42:20</meta:creation-date>
    <dc:date>2018-03-01T17:32:40.540221768</dc:date>
    <meta:generator>LibreOffice/5.1.6.2$Linux_X86_64 LibreOffice_project/10m0$Build-2</meta:generator>
    <meta:editing-duration>PT3H6M41S</meta:editing-duration>
    <meta:editing-cycles>5</meta:editing-cycles>
    <meta:document-statistic meta:table-count="1" meta:cell-count="231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